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P7" style:family="paragraph" style:parent-style-name="Standard">
      <style:paragraph-properties fo:break-before="auto" fo:line-height="115%" fo:margin-top="0cm" fo:margin-bottom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Heading_20_3">
      <style:paragraph-properties fo:break-before="auto" fo:line-height="115%" style:writing-mode="lr-tb"/>
    </style:style>
    <style:style style:name="T11_1" style:family="text">
      <style:text-properties fo:color="#000000"/>
    </style:style>
    <style:style style:name="T11_2" style:family="text">
      <style:text-properties fo:color="#000000"/>
    </style:style>
    <style:style style:name="T11_3" style:family="text">
      <style:text-properties fo:color="#000000"/>
    </style:style>
    <style:style style:name="T11_4" style:family="text">
      <style:text-properties fo:color="#000000"/>
    </style:style>
    <style:style style:name="T11_5" style:family="text">
      <style:text-properties fo:color="#000000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>
      <style:text-properties fo:font-style="italic" style:font-style-asian="italic" style:font-style-complex="italic"/>
    </style:style>
    <style:style style:name="T12_54" style:family="text">
      <style:text-properties fo:font-style="italic" style:font-style-asian="italic" style:font-style-complex="italic"/>
    </style:style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>
      <style:text-properties fo:color="#1155cc" style:text-underline-style="solid" style:text-underline-color="font-color"/>
    </style:style>
    <style:style style:name="T12_132" style:family="text"/>
    <style:style style:name="T12_133" style:family="text">
      <style:text-properties fo:color="#1155cc" style:text-underline-style="solid" style:text-underline-color="font-color"/>
    </style:style>
    <style:style style:name="T12_134" style:family="text"/>
    <style:style style:name="T12_135" style:family="text">
      <style:text-properties fo:color="#1155cc" style:text-underline-style="solid" style:text-underline-color="font-color"/>
    </style:style>
    <style:style style:name="T12_136" style:family="text"/>
    <style:style style:name="T12_137" style:family="text">
      <style:text-properties fo:color="#1155cc" style:text-underline-style="solid" style:text-underline-color="font-color"/>
    </style:style>
    <style:style style:name="T12_138" style:family="text"/>
    <style:style style:name="T12_139" style:family="text">
      <style:text-properties fo:color="#1155cc" style:text-underline-style="solid" style:text-underline-color="font-color"/>
    </style:style>
    <style:style style:name="T12_140" style:family="text"/>
    <style:style style:name="T12_141" style:family="text">
      <style:text-properties fo:color="#1155cc" style:text-underline-style="solid" style:text-underline-color="font-color"/>
    </style:style>
    <style:style style:name="T12_142" style:family="text"/>
    <style:style style:name="T12_143" style:family="text">
      <style:text-properties fo:color="#1155cc" style:text-underline-style="solid" style:text-underline-color="font-color"/>
    </style:style>
    <style:style style:name="T12_144" style:family="text"/>
    <style:style style:name="T12_145" style:family="text">
      <style:text-properties fo:color="#1155cc" style:text-underline-style="solid" style:text-underline-color="font-color"/>
    </style:style>
    <style:style style:name="T12_146" style:family="text"/>
    <style:style style:name="T12_147" style:family="text"/>
    <style:style style:name="T12_148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>
      <style:text-properties fo:font-style="italic" style:font-style-asian="italic" style:font-style-complex="italic"/>
    </style:style>
    <style:style style:name="T16_4" style:family="text"/>
    <style:style style:name="T16_5" style:family="text"/>
    <style:style style:name="T16_6" style:family="text"/>
    <style:style style:name="T16_7" style:family="text">
      <style:text-properties fo:font-style="italic" style:font-style-asian="italic" style:font-style-complex="italic"/>
    </style:style>
    <style:style style:name="T16_8" style:family="text">
      <style:text-properties fo:font-style="italic" style:font-style-asian="italic" style:font-style-complex="italic"/>
    </style:style>
    <style:style style:name="T16_9" style:family="text">
      <style:text-properties fo:font-style="italic" style:font-style-asian="italic" style:font-style-complex="italic"/>
    </style:style>
    <style:style style:name="T16_10" style:family="text">
      <style:text-properties fo:font-style="italic" style:font-style-asian="italic" style:font-style-complex="italic"/>
    </style:style>
    <style:style style:name="T16_11" style:family="text">
      <style:text-properties fo:font-style="italic" style:font-style-asian="italic" style:font-style-complex="italic"/>
    </style:style>
    <style:style style:name="T16_12" style:family="text">
      <style:text-properties fo:font-style="italic" style:font-style-asian="italic" style:font-style-complex="italic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>
      <style:text-properties fo:font-style="italic" style:font-style-asian="italic" style:font-style-complex="italic"/>
    </style:style>
    <style:style style:name="T17_8" style:family="text">
      <style:text-properties fo:font-style="italic" style:font-style-asian="italic" style:font-style-complex="italic"/>
    </style:style>
    <style:style style:name="T17_9" style:family="text">
      <style:text-properties fo:font-style="italic" style:font-style-asian="italic" style:font-style-complex="italic"/>
    </style:style>
    <style:style style:name="T17_10" style:family="text">
      <style:text-properties fo:font-style="italic" style:font-style-asian="italic" style:font-style-complex="italic"/>
    </style:style>
    <style:style style:name="T17_11" style:family="text">
      <style:text-properties fo:font-style="italic" style:font-style-asian="italic" style:font-style-complex="italic"/>
    </style:style>
    <style:style style:name="T17_12" style:family="text">
      <style:text-properties fo:font-style="italic" style:font-style-asian="italic" style:font-style-complex="italic"/>
    </style:style>
    <style:style style:name="T17_13" style:family="text">
      <style:text-properties fo:font-style="italic" style:font-style-asian="italic" style:font-style-complex="italic"/>
    </style:style>
    <style:style style:name="T17_14" style:family="text">
      <style:text-properties fo:font-style="italic" style:font-style-asian="italic" style:font-style-complex="italic"/>
    </style:style>
    <style:style style:name="T17_15" style:family="text">
      <style:text-properties fo:font-style="italic" style:font-style-asian="italic" style:font-style-complex="italic"/>
    </style:style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>
      <style:text-properties fo:font-style="italic" style:font-style-asian="italic" style:font-style-complex="italic"/>
    </style:style>
    <style:style style:name="T17_22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>
      <style:text-properties fo:font-style="italic" style:font-style-asian="italic" style:font-style-complex="italic"/>
    </style:style>
    <style:style style:name="T18_4" style:family="text">
      <style:text-properties fo:font-style="italic" style:font-style-asian="italic" style:font-style-complex="italic"/>
    </style:style>
    <style:style style:name="T18_5" style:family="text">
      <style:text-properties fo:font-style="italic" style:font-style-asian="italic" style:font-style-complex="italic"/>
    </style:style>
    <style:style style:name="T18_6" style:family="text">
      <style:text-properties fo:font-style="italic" style:font-style-asian="italic" style:font-style-complex="italic"/>
    </style:style>
    <style:style style:name="T18_7" style:family="text">
      <style:text-properties fo:font-style="italic" style:font-style-asian="italic" style:font-style-complex="italic"/>
    </style:style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>
      <style:text-properties fo:font-style="italic" style:font-style-asian="italic" style:font-style-complex="italic"/>
    </style:style>
    <style:style style:name="T18_14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>
      <style:text-properties fo:font-style="italic" style:font-style-asian="italic" style:font-style-complex="italic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>
      <style:text-properties fo:font-style="italic" style:font-style-asian="italic" style:font-style-complex="italic"/>
    </style:style>
    <style:style style:name="T20_32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>
      <style:text-properties fo:font-style="italic" style:font-style-asian="italic" style:font-style-complex="italic"/>
    </style:style>
    <style:style style:name="T21_84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>
      <style:text-properties fo:color="#1155cc" style:text-underline-style="solid" style:text-underline-color="font-color"/>
    </style:style>
    <style:style style:name="T22_105" style:family="text"/>
    <style:style style:name="T22_106" style:family="text">
      <style:text-properties fo:color="#1155cc" style:text-underline-style="solid" style:text-underline-color="font-color"/>
    </style:style>
    <style:style style:name="T22_107" style:family="text"/>
    <style:style style:name="T22_108" style:family="text">
      <style:text-properties fo:color="#1155cc" style:text-underline-style="solid" style:text-underline-color="font-color"/>
    </style:style>
    <style:style style:name="T22_109" style:family="text"/>
    <style:style style:name="T22_110" style:family="text">
      <style:text-properties fo:color="#1155cc" style:text-underline-style="solid" style:text-underline-color="font-color"/>
    </style:style>
    <style:style style:name="T22_111" style:family="text"/>
    <style:style style:name="T22_112" style:family="text">
      <style:text-properties fo:color="#1155cc" style:text-underline-style="solid" style:text-underline-color="font-color"/>
    </style:style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/>
    <style:style style:name="T22_146" style:family="text"/>
    <style:style style:name="T22_147" style:family="text"/>
    <style:style style:name="T22_148" style:family="text"/>
    <style:style style:name="T22_149" style:family="text"/>
    <style:style style:name="T22_150" style:family="text"/>
    <style:style style:name="T22_151" style:family="text"/>
    <style:style style:name="T22_152" style:family="text"/>
    <style:style style:name="T22_153" style:family="text"/>
    <style:style style:name="T22_154" style:family="text"/>
    <style:style style:name="T22_155" style:family="text"/>
    <style:style style:name="T22_156" style:family="text"/>
    <style:style style:name="T22_157" style:family="text"/>
    <style:style style:name="T22_158" style:family="text"/>
    <style:style style:name="T22_159" style:family="text"/>
    <style:style style:name="T22_160" style:family="text"/>
    <style:style style:name="T22_161" style:family="text"/>
    <style:style style:name="T22_162" style:family="text"/>
    <style:style style:name="T22_163" style:family="text"/>
    <style:style style:name="T22_164" style:family="text"/>
    <style:style style:name="T22_165" style:family="text"/>
    <style:style style:name="T22_166" style:family="text"/>
    <style:style style:name="T22_167" style:family="text"/>
    <style:style style:name="T22_168" style:family="text"/>
    <style:style style:name="T22_169" style:family="text"/>
    <style:style style:name="T22_170" style:family="text"/>
    <style:style style:name="T22_171" style:family="text"/>
    <style:style style:name="T22_172" style:family="text"/>
    <style:style style:name="T22_173" style:family="text"/>
    <style:style style:name="T22_174" style:family="text"/>
    <style:style style:name="T22_175" style:family="text"/>
    <style:style style:name="T22_176" style:family="text"/>
    <style:style style:name="T22_177" style:family="text"/>
    <style:style style:name="T22_178" style:family="text"/>
    <style:style style:name="T22_179" style:family="text"/>
    <style:style style:name="T22_180" style:family="text"/>
    <style:style style:name="T22_181" style:family="text"/>
    <style:style style:name="T22_182" style:family="text"/>
    <style:style style:name="T22_183" style:family="text"/>
    <style:style style:name="T22_184" style:family="text"/>
    <style:style style:name="T22_185" style:family="text"/>
    <style:style style:name="T22_186" style:family="text"/>
    <style:style style:name="T22_187" style:family="text"/>
    <style:style style:name="T22_188" style:family="text"/>
    <style:style style:name="T22_189" style:family="text"/>
    <style:style style:name="T22_190" style:family="text"/>
    <style:style style:name="T22_191" style:family="text"/>
    <style:style style:name="T22_192" style:family="text"/>
    <style:style style:name="T22_193" style:family="text"/>
    <style:style style:name="T22_194" style:family="text"/>
    <style:style style:name="T22_195" style:family="text"/>
    <style:style style:name="T22_196" style:family="text"/>
    <style:style style:name="T22_197" style:family="text"/>
    <style:style style:name="T22_198" style:family="text"/>
    <style:style style:name="T22_199" style:family="text"/>
    <style:style style:name="T22_200" style:family="text"/>
    <style:style style:name="T22_201" style:family="text"/>
    <style:style style:name="T22_202" style:family="text"/>
    <style:style style:name="T22_203" style:family="text"/>
    <style:style style:name="T22_204" style:family="text"/>
    <style:style style:name="T22_205" style:family="text"/>
    <style:style style:name="T22_206" style:family="text"/>
    <style:style style:name="T22_207" style:family="text"/>
    <style:style style:name="T22_208" style:family="text"/>
    <style:style style:name="T22_209" style:family="text"/>
    <style:style style:name="T22_210" style:family="text"/>
    <style:style style:name="T22_211" style:family="text"/>
    <style:style style:name="T22_212" style:family="text"/>
    <style:style style:name="T22_213" style:family="text"/>
    <style:style style:name="T22_214" style:family="text"/>
    <style:style style:name="T22_215" style:family="text"/>
    <style:style style:name="T22_216" style:family="text"/>
    <style:style style:name="T22_217" style:family="text"/>
    <style:style style:name="T22_218" style:family="text"/>
    <style:style style:name="T22_219" style:family="text"/>
    <style:style style:name="T22_220" style:family="text"/>
    <style:style style:name="T22_221" style:family="text"/>
    <style:style style:name="T22_222" style:family="text"/>
    <style:style style:name="T22_223" style:family="text"/>
    <style:style style:name="T22_224" style:family="text"/>
    <style:style style:name="T22_225" style:family="text"/>
    <style:style style:name="T22_226" style:family="text"/>
    <style:style style:name="T22_227" style:family="text"/>
    <style:style style:name="T22_228" style:family="text"/>
    <style:style style:name="T22_229" style:family="text"/>
    <style:style style:name="T22_230" style:family="text"/>
    <style:style style:name="T22_231" style:family="text"/>
    <style:style style:name="T22_232" style:family="text"/>
    <style:style style:name="T22_233" style:family="text"/>
    <style:style style:name="T22_234" style:family="text"/>
    <style:style style:name="T22_235" style:family="text"/>
    <style:style style:name="T22_236" style:family="text"/>
    <style:style style:name="T22_237" style:family="text"/>
    <style:style style:name="T22_238" style:family="text">
      <style:text-properties fo:font-style="italic" style:font-style-asian="italic" style:font-style-complex="italic"/>
    </style:style>
    <style:style style:name="T22_239" style:family="text"/>
    <style:style style:name="T22_240" style:family="text"/>
    <style:style style:name="T22_241" style:family="text"/>
    <style:style style:name="T22_242" style:family="text"/>
    <style:style style:name="T22_243" style:family="text"/>
    <style:style style:name="T22_244" style:family="text"/>
    <style:style style:name="T22_245" style:family="text"/>
    <style:style style:name="T22_246" style:family="text"/>
    <style:style style:name="T22_247" style:family="text"/>
    <style:style style:name="T22_248" style:family="text"/>
    <style:style style:name="T22_249" style:family="text"/>
    <style:style style:name="T22_250" style:family="text"/>
    <style:style style:name="T22_251" style:family="text"/>
    <style:style style:name="T22_252" style:family="text"/>
    <style:style style:name="T22_253" style:family="text"/>
    <style:style style:name="T22_254" style:family="text"/>
    <style:style style:name="T22_255" style:family="text"/>
    <style:style style:name="T22_256" style:family="text"/>
    <style:style style:name="T22_257" style:family="text"/>
    <style:style style:name="T22_258" style:family="text"/>
    <style:style style:name="T22_259" style:family="text"/>
    <style:style style:name="T22_260" style:family="text"/>
    <style:style style:name="T22_261" style:family="text"/>
    <style:style style:name="T22_262" style:family="text"/>
    <style:style style:name="T22_263" style:family="text"/>
    <style:style style:name="T22_264" style:family="text"/>
    <style:style style:name="T22_265" style:family="text"/>
    <style:style style:name="T22_266" style:family="text"/>
    <style:style style:name="T22_267" style:family="text"/>
    <style:style style:name="T22_268" style:family="text"/>
    <style:style style:name="T22_269" style:family="text"/>
    <style:style style:name="T22_270" style:family="text"/>
    <style:style style:name="T22_271" style:family="text"/>
    <style:style style:name="T22_272" style:family="text"/>
    <style:style style:name="T22_273" style:family="text"/>
    <style:style style:name="T22_274" style:family="text"/>
    <style:style style:name="T22_275" style:family="text"/>
    <style:style style:name="T22_276" style:family="text"/>
    <style:style style:name="T22_277" style:family="text"/>
    <style:style style:name="T22_278" style:family="text"/>
    <style:style style:name="T22_279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>
      <style:text-properties fo:font-style="italic" style:font-style-asian="italic" style:font-style-complex="italic"/>
    </style:style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>
      <style:text-properties fo:font-style="italic" style:font-style-asian="italic" style:font-style-complex="italic"/>
    </style:style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>
      <style:text-properties fo:font-style="italic" style:font-style-asian="italic" style:font-style-complex="italic"/>
    </style:style>
    <style:style style:name="T23_118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>
      <style:text-properties fo:font-style="italic" style:font-style-asian="italic" style:font-style-complex="italic"/>
    </style:style>
    <style:style style:name="T24_24" style:family="text">
      <style:text-properties fo:font-style="italic" style:font-style-asian="italic" style:font-style-complex="italic"/>
    </style:style>
    <style:style style:name="T24_25" style:family="text">
      <style:text-properties fo:font-style="italic" style:font-style-asian="italic" style:font-style-complex="italic"/>
    </style:style>
    <style:style style:name="T24_26" style:family="text">
      <style:text-properties fo:font-style="italic" style:font-style-asian="italic" style:font-style-complex="italic"/>
    </style:style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>
      <style:text-properties fo:font-style="italic" style:font-style-asian="italic" style:font-style-complex="italic"/>
    </style:style>
    <style:style style:name="T24_59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>
      <style:text-properties fo:font-style="italic" style:font-style-asian="italic" style:font-style-complex="italic"/>
    </style:style>
    <style:style style:name="T25_28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P27" style:family="paragraph" style:parent-style-name="Standard">
      <style:paragraph-properties fo:break-before="auto" fo:line-height="115%" fo:margin-top="0cm" fo:margin-bottom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>
      <style:text-properties fo:font-style="italic" style:font-style-asian="italic" style:font-style-complex="italic"/>
    </style:style>
    <style:style style:name="T27_34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>
      <style:text-properties fo:font-style="italic" style:font-style-asian="italic" style:font-style-complex="italic"/>
    </style:style>
    <style:style style:name="T31_44" style:family="text">
      <style:text-properties fo:font-style="italic" style:font-style-asian="italic" style:font-style-complex="italic"/>
    </style:style>
    <style:style style:name="T31_45" style:family="text">
      <style:text-properties fo:font-style="italic" style:font-style-asian="italic" style:font-style-complex="italic"/>
    </style:style>
    <style:style style:name="T31_46" style:family="text">
      <style:text-properties fo:font-style="italic" style:font-style-asian="italic" style:font-style-complex="italic"/>
    </style:style>
    <style:style style:name="T31_47" style:family="text">
      <style:text-properties fo:font-style="italic" style:font-style-asian="italic" style:font-style-complex="italic"/>
    </style:style>
    <style:style style:name="T31_48" style:family="text">
      <style:text-properties fo:font-style="italic" style:font-style-asian="italic" style:font-style-complex="italic"/>
    </style:style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>
      <style:text-properties fo:font-style="italic" style:font-style-asian="italic" style:font-style-complex="italic"/>
    </style:style>
    <style:style style:name="T31_61" style:family="text">
      <style:text-properties fo:font-style="italic" style:font-style-asian="italic" style:font-style-complex="italic"/>
    </style:style>
    <style:style style:name="T31_62" style:family="text">
      <style:text-properties fo:font-style="italic" style:font-style-asian="italic" style:font-style-complex="italic"/>
    </style:style>
    <style:style style:name="T31_63" style:family="text">
      <style:text-properties fo:font-style="italic" style:font-style-asian="italic" style:font-style-complex="italic"/>
    </style:style>
    <style:style style:name="T31_64" style:family="text">
      <style:text-properties fo:font-style="italic" style:font-style-asian="italic" style:font-style-complex="italic"/>
    </style:style>
    <style:style style:name="T31_65" style:family="text">
      <style:text-properties fo:font-style="italic" style:font-style-asian="italic" style:font-style-complex="italic"/>
    </style:style>
    <style:style style:name="T31_66" style:family="text">
      <style:text-properties fo:font-style="italic" style:font-style-asian="italic" style:font-style-complex="italic"/>
    </style:style>
    <style:style style:name="T31_67" style:family="text">
      <style:text-properties fo:font-style="italic" style:font-style-asian="italic" style:font-style-complex="italic"/>
    </style:style>
    <style:style style:name="T31_68" style:family="text">
      <style:text-properties fo:font-style="italic" style:font-style-asian="italic" style:font-style-complex="italic"/>
    </style:style>
    <style:style style:name="T31_69" style:family="text">
      <style:text-properties fo:font-style="italic" style:font-style-asian="italic" style:font-style-complex="italic"/>
    </style:style>
    <style:style style:name="T31_70" style:family="text">
      <style:text-properties fo:font-style="italic" style:font-style-asian="italic" style:font-style-complex="italic"/>
    </style:style>
    <style:style style:name="T31_71" style:family="text"/>
    <style:style style:name="T31_72" style:family="text"/>
    <style:style style:name="T31_73" style:family="text"/>
    <style:style style:name="T31_74" style:family="text">
      <style:text-properties fo:font-style="italic" style:font-style-asian="italic" style:font-style-complex="italic"/>
    </style:style>
    <style:style style:name="T31_75" style:family="text">
      <style:text-properties fo:font-style="italic" style:font-style-asian="italic" style:font-style-complex="italic"/>
    </style:style>
    <style:style style:name="T31_76" style:family="text">
      <style:text-properties fo:font-style="italic" style:font-style-asian="italic" style:font-style-complex="italic"/>
    </style:style>
    <style:style style:name="T31_77" style:family="text">
      <style:text-properties fo:font-style="italic" style:font-style-asian="italic" style:font-style-complex="italic"/>
    </style:style>
    <style:style style:name="T31_78" style:family="text">
      <style:text-properties fo:font-style="italic" style:font-style-asian="italic" style:font-style-complex="italic"/>
    </style:style>
    <style:style style:name="T31_79" style:family="text">
      <style:text-properties fo:font-style="italic" style:font-style-asian="italic" style:font-style-complex="italic"/>
    </style:style>
    <style:style style:name="T31_80" style:family="text">
      <style:text-properties fo:font-style="italic" style:font-style-asian="italic" style:font-style-complex="italic"/>
    </style:style>
    <style:style style:name="T31_81" style:family="text">
      <style:text-properties fo:font-style="italic" style:font-style-asian="italic" style:font-style-complex="italic"/>
    </style:style>
    <style:style style:name="T31_82" style:family="text">
      <style:text-properties fo:font-style="italic" style:font-style-asian="italic" style:font-style-complex="italic"/>
    </style:style>
    <style:style style:name="T31_83" style:family="text">
      <style:text-properties fo:font-style="italic" style:font-style-asian="italic" style:font-style-complex="italic"/>
    </style:style>
    <style:style style:name="T31_84" style:family="text">
      <style:text-properties fo:font-style="italic" style:font-style-asian="italic" style:font-style-complex="italic"/>
    </style:style>
    <style:style style:name="T31_85" style:family="text">
      <style:text-properties fo:font-style="italic" style:font-style-asian="italic" style:font-style-complex="italic"/>
    </style:style>
    <style:style style:name="T31_86" style:family="text">
      <style:text-properties fo:font-style="italic" style:font-style-asian="italic" style:font-style-complex="italic"/>
    </style:style>
    <style:style style:name="T31_87" style:family="text">
      <style:text-properties fo:font-style="italic" style:font-style-asian="italic" style:font-style-complex="italic"/>
    </style:style>
    <style:style style:name="T31_88" style:family="text">
      <style:text-properties fo:font-style="italic" style:font-style-asian="italic" style:font-style-complex="italic"/>
    </style:style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>
      <style:text-properties fo:font-style="italic" style:font-style-asian="italic" style:font-style-complex="italic"/>
    </style:style>
    <style:style style:name="T31_103" style:family="text">
      <style:text-properties fo:font-style="italic" style:font-style-asian="italic" style:font-style-complex="italic"/>
    </style:style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/>
    <style:style style:name="T31_118" style:family="text"/>
    <style:style style:name="T31_119" style:family="text"/>
    <style:style style:name="T31_120" style:family="text"/>
    <style:style style:name="T31_121" style:family="text"/>
    <style:style style:name="T31_122" style:family="text"/>
    <style:style style:name="T31_123" style:family="text"/>
    <style:style style:name="T31_124" style:family="text"/>
    <style:style style:name="T31_125" style:family="text"/>
    <style:style style:name="T31_126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>
      <style:text-properties fo:color="#1155cc" style:text-underline-style="solid" style:text-underline-color="font-color"/>
    </style:style>
    <style:style style:name="T33_17" style:family="text"/>
    <style:style style:name="T33_18" style:family="text">
      <style:text-properties fo:color="#1155cc" style:text-underline-style="solid" style:text-underline-color="font-color"/>
    </style:style>
    <style:style style:name="T33_19" style:family="text"/>
    <style:style style:name="T33_20" style:family="text">
      <style:text-properties fo:color="#1155cc" style:text-underline-style="solid" style:text-underline-color="font-color"/>
    </style:style>
    <style:style style:name="T33_21" style:family="text"/>
    <style:style style:name="T33_22" style:family="text">
      <style:text-properties fo:color="#1155cc" style:text-underline-style="solid" style:text-underline-color="font-color"/>
    </style:style>
    <style:style style:name="T33_23" style:family="text"/>
    <style:style style:name="T33_24" style:family="text">
      <style:text-properties fo:color="#1155cc" style:text-underline-style="solid" style:text-underline-color="font-color"/>
    </style:style>
    <style:style style:name="T33_25" style:family="text"/>
    <style:style style:name="T33_26" style:family="text">
      <style:text-properties fo:color="#1155cc" style:text-underline-style="solid" style:text-underline-color="font-color"/>
    </style:style>
    <style:style style:name="T33_27" style:family="text"/>
    <style:style style:name="T33_28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3ckoay1a5po1"/><text:bookmark-end text:name="h.3ckoay1a5po1"/><text:span text:style-name="T1_1">Kõvaketta</text:span><text:span text:style-name="T1_2"><text:s/></text:span><text:span text:style-name="T1_3">ja</text:span><text:span text:style-name="T1_4"><text:s/></text:span><text:span text:style-name="T1_5">failide</text:span><text:span text:style-name="T1_6"><text:s/></text:span><text:span text:style-name="T1_7">krüpteerimine</text:span><text:span text:style-name="T1_8">:<text:s/></text:span><text:span text:style-name="T1_9">Truecrypt</text:span></text:h>
      <text:p text:style-name="P2"><text:span text:style-name="T2_1">Meil</text:span><text:span text:style-name="T2_2"><text:s/></text:span><text:span text:style-name="T2_3">kõigil</text:span><text:span text:style-name="T2_4"><text:s/></text:span><text:span text:style-name="T2_5">on</text:span><text:span text:style-name="T2_6"><text:s/></text:span><text:span text:style-name="T2_7">arvutis</text:span><text:span text:style-name="T2_8"><text:s/></text:span><text:span text:style-name="T2_9">faile</text:span><text:span text:style-name="T2_10">,<text:s/></text:span><text:span text:style-name="T2_11">mida</text:span><text:span text:style-name="T2_12"><text:s/></text:span><text:span text:style-name="T2_13">teistel</text:span><text:span text:style-name="T2_14"><text:s/></text:span><text:span text:style-name="T2_15">pole</text:span><text:span text:style-name="T2_16"><text:s/></text:span><text:span text:style-name="T2_17">vaja</text:span><text:span text:style-name="T2_18"><text:s/></text:span><text:span text:style-name="T2_19">näha</text:span><text:span text:style-name="T2_20">.<text:s/></text:span><text:span text:style-name="T2_21">Lihtne</text:span><text:span text:style-name="T2_22"><text:s/></text:span><text:span text:style-name="T2_23">võimalus</text:span><text:span text:style-name="T2_24"><text:s/></text:span><text:span text:style-name="T2_25">on</text:span><text:span text:style-name="T2_26"><text:s/></text:span><text:span text:style-name="T2_27">panna</text:span><text:span text:style-name="T2_28"><text:s/></text:span><text:span text:style-name="T2_29">oma</text:span><text:span text:style-name="T2_30"><text:s/></text:span><text:span text:style-name="T2_31">arvuti</text:span><text:span text:style-name="T2_32"><text:s/></text:span><text:span text:style-name="T2_33">kasutajakontole</text:span><text:span text:style-name="T2_34"><text:s/></text:span><text:span text:style-name="T2_35">parool</text:span><text:span text:style-name="T2_36"><text:s/></text:span><text:span text:style-name="T2_37">ja</text:span><text:span text:style-name="T2_38"><text:s/></text:span><text:span text:style-name="T2_39">kasutada</text:span><text:span text:style-name="T2_40"><text:s/></text:span><text:span text:style-name="T2_41">ekraanilukku</text:span><text:span text:style-name="T2_42">,<text:s/></text:span><text:span text:style-name="T2_43">aga</text:span><text:span text:style-name="T2_44"><text:s/></text:span><text:span text:style-name="T2_45">mis</text:span><text:span text:style-name="T2_46"><text:s/></text:span><text:span text:style-name="T2_47">siis</text:span><text:span text:style-name="T2_48"><text:s/></text:span><text:span text:style-name="T2_49">saab</text:span><text:span text:style-name="T2_50">,<text:s/></text:span><text:span text:style-name="T2_51">kui</text:span><text:span text:style-name="T2_52"><text:s/></text:span><text:span text:style-name="T2_53">teie</text:span><text:span text:style-name="T2_54"><text:s/></text:span><text:span text:style-name="T2_55">arvuti</text:span><text:span text:style-name="T2_56"><text:s/></text:span><text:span text:style-name="T2_57">varastatkse</text:span><text:span text:style-name="T2_58">?<text:s/></text:span><text:span text:style-name="T2_59">Sel</text:span><text:span text:style-name="T2_60"><text:s/></text:span><text:span text:style-name="T2_61">juhul</text:span><text:span text:style-name="T2_62"><text:s/></text:span><text:span text:style-name="T2_63">pole</text:span><text:span text:style-name="T2_64"><text:s/></text:span><text:span text:style-name="T2_65">kasutajakonto</text:span><text:span text:style-name="T2_66"><text:s/></text:span><text:span text:style-name="T2_67">paroolist</text:span><text:span text:style-name="T2_68"><text:s/></text:span><text:span text:style-name="T2_69">midagi</text:span><text:span text:style-name="T2_70"><text:s/></text:span><text:span text:style-name="T2_71">abi</text:span><text:span text:style-name="T2_72">,<text:s/></text:span><text:span text:style-name="T2_73">sest</text:span><text:span text:style-name="T2_74"><text:s/></text:span><text:span text:style-name="T2_75">vargal</text:span><text:span text:style-name="T2_76"><text:s/></text:span><text:span text:style-name="T2_77">on</text:span><text:span text:style-name="T2_78"><text:s/></text:span><text:span text:style-name="T2_79">väga</text:span><text:span text:style-name="T2_80"><text:s/></text:span><text:span text:style-name="T2_81">lihtne</text:span><text:span text:style-name="T2_82"><text:s/></text:span><text:span text:style-name="T2_83">pääseda</text:span><text:span text:style-name="T2_84"><text:s/></text:span><text:span text:style-name="T2_85">teile</text:span><text:span text:style-name="T2_86"><text:s/></text:span><text:span text:style-name="T2_87">failidele</text:span><text:span text:style-name="T2_88"><text:s/></text:span><text:span text:style-name="T2_89">ligi</text:span><text:span text:style-name="T2_90"><text:s/></text:span><text:span text:style-name="T2_91">failisüsteemi</text:span><text:span text:style-name="T2_92"><text:s/></text:span><text:span text:style-name="T2_93">tasemel</text:span><text:span text:style-name="T2_94"><text:s/></text:span><text:span text:style-name="T2_95">ilma</text:span><text:span text:style-name="T2_96"><text:s/></text:span><text:span text:style-name="T2_97">et</text:span><text:span text:style-name="T2_98"><text:s/></text:span><text:span text:style-name="T2_99">ta</text:span><text:span text:style-name="T2_100"><text:s/></text:span><text:span text:style-name="T2_101">peaks</text:span><text:span text:style-name="T2_102"><text:s/></text:span><text:span text:style-name="T2_103">teie</text:span><text:span text:style-name="T2_104"><text:s/></text:span><text:span text:style-name="T2_105">operatsioonisüsteemi</text:span><text:span text:style-name="T2_106"><text:s/></text:span><text:span text:style-name="T2_107">käivitamagi</text:span><text:span text:style-name="T2_108">.<text:s/></text:span><text:span text:style-name="T2_109">Selle</text:span><text:span text:style-name="T2_110"><text:s/></text:span><text:span text:style-name="T2_111">vastu</text:span><text:span text:style-name="T2_112"><text:s/></text:span><text:span text:style-name="T2_113">aitab</text:span><text:span text:style-name="T2_114"><text:s/></text:span><text:span text:style-name="T2_115">tähtsate</text:span><text:span text:style-name="T2_116"><text:s/></text:span><text:span text:style-name="T2_117">failide</text:span><text:span text:style-name="T2_118"><text:s/></text:span><text:span text:style-name="T2_119">või</text:span><text:span text:style-name="T2_120"><text:s/></text:span><text:span text:style-name="T2_121">terve</text:span><text:span text:style-name="T2_122"><text:s/></text:span><text:span text:style-name="T2_123">kõvaketta</text:span><text:span text:style-name="T2_124"><text:s/></text:span><text:span text:style-name="T2_125">krüpteerimine</text:span><text:span text:style-name="T2_126">.</text:span></text:p>
      <text:p text:style-name="P3"/>
      <text:p text:style-name="P4"><text:span text:style-name="T4_1">Truecrypt</text:span><text:span text:style-name="T4_2"><text:s/>[</text:span><text:span text:style-name="T4_3"><text:a xlink:type="simple" xlink:href="http://www.truecrypt.org/"><text:span text:style-name="T4_4">http</text:span></text:a></text:span><text:span text:style-name="T4_5"><text:a xlink:type="simple" xlink:href="http://www.truecrypt.org/"><text:span text:style-name="T4_6">://</text:span></text:a></text:span><text:span text:style-name="T4_7"><text:a xlink:type="simple" xlink:href="http://www.truecrypt.org/"><text:span text:style-name="T4_8">www</text:span></text:a></text:span><text:span text:style-name="T4_9"><text:a xlink:type="simple" xlink:href="http://www.truecrypt.org/"><text:span text:style-name="T4_10">.</text:span></text:a></text:span><text:span text:style-name="T4_11"><text:a xlink:type="simple" xlink:href="http://www.truecrypt.org/"><text:span text:style-name="T4_12">truecrypt</text:span></text:a></text:span><text:span text:style-name="T4_13"><text:a xlink:type="simple" xlink:href="http://www.truecrypt.org/"><text:span text:style-name="T4_14">.</text:span></text:a></text:span><text:span text:style-name="T4_15"><text:a xlink:type="simple" xlink:href="http://www.truecrypt.org/"><text:span text:style-name="T4_16">org</text:span></text:a></text:span><text:span text:style-name="T4_17">]<text:s/></text:span><text:span text:style-name="T4_18">on</text:span><text:span text:style-name="T4_19"><text:s/></text:span><text:span text:style-name="T4_20">tasuta</text:span><text:span text:style-name="T4_21"><text:s/></text:span><text:span text:style-name="T4_22">vabavaraline</text:span><text:span text:style-name="T4_23"><text:s/></text:span><text:span text:style-name="T4_24">tarkvara</text:span><text:span text:style-name="T4_25">,<text:s/></text:span><text:span text:style-name="T4_26">mis</text:span><text:span text:style-name="T4_27"><text:s/></text:span><text:span text:style-name="T4_28">võimaldab</text:span><text:span text:style-name="T4_29"><text:s/></text:span><text:span text:style-name="T4_30">lihtsa</text:span><text:span text:style-name="T4_31"><text:s/></text:span><text:span text:style-name="T4_32">vaevaga</text:span><text:span text:style-name="T4_33"><text:s/></text:span><text:span text:style-name="T4_34">tähtsaid</text:span><text:span text:style-name="T4_35"><text:s/></text:span><text:span text:style-name="T4_36">faile</text:span><text:span text:style-name="T4_37"><text:s/></text:span><text:span text:style-name="T4_38">krüpteerida</text:span><text:span text:style-name="T4_39">.<text:s/></text:span><text:span text:style-name="T4_40">Vastavalt</text:span><text:span text:style-name="T4_41"><text:s/></text:span><text:span text:style-name="T4_42">vajadusele</text:span><text:span text:style-name="T4_43"><text:s/></text:span><text:span text:style-name="T4_44">saab</text:span><text:span text:style-name="T4_45"><text:s/></text:span><text:span text:style-name="T4_46">krüpteerida</text:span><text:span text:style-name="T4_47"><text:s/></text:span><text:span text:style-name="T4_48">erineval</text:span><text:span text:style-name="T4_49"><text:s/></text:span><text:span text:style-name="T4_50">tasemel</text:span><text:span text:style-name="T4_51">:</text:span></text:p>
      <text:list text:style-name="LS1" xml:id="list0">
        <text:list-item>
          <text:p text:style-name="P5"><text:span text:style-name="T5_1">terve</text:span><text:span text:style-name="T5_2"><text:s/></text:span><text:span text:style-name="T5_3">kõvaketas</text:span><text:span text:style-name="T5_4"><text:s/></text:span><text:span text:style-name="T5_5">või</text:span><text:span text:style-name="T5_6"><text:s/></text:span><text:span text:style-name="T5_7">mälupulk</text:span><text:span text:style-name="T5_8"><text:s/></text:span><text:span text:style-name="T5_9">korraga</text:span></text:p>
        </text:list-item>
        <text:list-item>
          <text:p text:style-name="P6"><text:span text:style-name="T6_1">üks</text:span><text:span text:style-name="T6_2"><text:s/></text:span><text:span text:style-name="T6_3">või</text:span><text:span text:style-name="T6_4"><text:s/></text:span><text:span text:style-name="T6_5">mitu</text:span><text:span text:style-name="T6_6"><text:s/></text:span><text:span text:style-name="T6_7">kõvaketta</text:span><text:span text:style-name="T6_8"><text:s/></text:span><text:span text:style-name="T6_9">või</text:span><text:span text:style-name="T6_10"><text:s/></text:span><text:span text:style-name="T6_11">mälupulga</text:span><text:span text:style-name="T6_12"><text:s/></text:span><text:span text:style-name="T6_13">partitsiooni</text:span><text:span text:style-name="T6_14"><text:s/>(</text:span><text:span text:style-name="T6_15">sh</text:span><text:span text:style-name="T6_16"><text:s/></text:span><text:span text:style-name="T6_17">süsteemiketas</text:span><text:span text:style-name="T6_18">)</text:span></text:p>
        </text:list-item>
        <text:list-item>
          <text:p text:style-name="P7"><text:span text:style-name="T7_1">vajaliku</text:span><text:span text:style-name="T7_2"><text:s/></text:span><text:span text:style-name="T7_3">suurusega</text:span><text:span text:style-name="T7_4"><text:s/></text:span><text:span text:style-name="T7_5">failide</text:span><text:span text:style-name="T7_6"><text:s/></text:span><text:span text:style-name="T7_7">konteiner</text:span><text:span text:style-name="T7_8"><text:s/>(</text:span><text:span text:style-name="T7_9">virtuaalne</text:span><text:span text:style-name="T7_10"><text:s/></text:span><text:span text:style-name="T7_11">ketas</text:span><text:span text:style-name="T7_12">)</text:span></text:p>
        </text:list-item>
      </text:list>
      <text:p text:style-name="P8"/>
      <text:p text:style-name="P9"><text:span text:style-name="T9_1">TrueCrypt</text:span><text:span text:style-name="T9_2"><text:s/></text:span><text:span text:style-name="T9_3">tarkvara</text:span><text:span text:style-name="T9_4"><text:s/></text:span><text:span text:style-name="T9_5">toetab</text:span><text:span text:style-name="T9_6"><text:s/></text:span><text:span text:style-name="T9_7">nii</text:span><text:span text:style-name="T9_8"><text:s/></text:span><text:span text:style-name="T9_9">Windows</text:span><text:span text:style-name="T9_10">,<text:s/></text:span><text:span text:style-name="T9_11">Mac</text:span><text:span text:style-name="T9_12"><text:s/></text:span><text:span text:style-name="T9_13">OS</text:span><text:span text:style-name="T9_14"><text:s/></text:span><text:span text:style-name="T9_15">X</text:span><text:span text:style-name="T9_16"><text:s/></text:span><text:span text:style-name="T9_17">kui</text:span><text:span text:style-name="T9_18"><text:s/></text:span><text:span text:style-name="T9_19">ka</text:span><text:span text:style-name="T9_20"><text:s/></text:span><text:span text:style-name="T9_21">Linux</text:span><text:span text:style-name="T9_22"><text:s/></text:span><text:span text:style-name="T9_23">operatsionnisüsteeme</text:span><text:span text:style-name="T9_24">.<text:s/></text:span><text:span text:style-name="T9_25">Järgnevas</text:span><text:span text:style-name="T9_26"><text:s/></text:span><text:span text:style-name="T9_27">juhendis</text:span><text:span text:style-name="T9_28"><text:s/></text:span><text:span text:style-name="T9_29">on</text:span><text:span text:style-name="T9_30"><text:s/></text:span><text:span text:style-name="T9_31">näitens</text:span><text:span text:style-name="T9_32"><text:s/></text:span><text:span text:style-name="T9_33">kasutatud</text:span><text:span text:style-name="T9_34"><text:s/></text:span><text:span text:style-name="T9_35">Windowsi</text:span><text:span text:style-name="T9_36"><text:s/></text:span><text:span text:style-name="T9_37">versiooni</text:span><text:span text:style-name="T9_38">,<text:s/></text:span><text:span text:style-name="T9_39">kuid</text:span><text:span text:style-name="T9_40"><text:s/></text:span><text:span text:style-name="T9_41">teistes</text:span><text:span text:style-name="T9_42"><text:s/></text:span><text:span text:style-name="T9_43">operatsioonisüsteemides</text:span><text:span text:style-name="T9_44"><text:s/></text:span><text:span text:style-name="T9_45">on</text:span><text:span text:style-name="T9_46"><text:s/></text:span><text:span text:style-name="T9_47">TrueCrypt</text:span><text:span text:style-name="T9_48"><text:s/></text:span><text:span text:style-name="T9_49">käitumine</text:span><text:span text:style-name="T9_50"><text:s/></text:span><text:span text:style-name="T9_51">analoogne</text:span><text:span text:style-name="T9_52">.</text:span></text:p>
      <text:p text:style-name="P10"/>
      <text:h text:style-name="P11" text:outline-level="10"><text:bookmark-start text:name="h.m7w7l9mamwee"/><text:bookmark-end text:name="h.m7w7l9mamwee"/><text:span text:style-name="T11_1">Krüpteeritud</text:span><text:span text:style-name="T11_2"><text:s/></text:span><text:span text:style-name="T11_3">failikonteineri</text:span><text:span text:style-name="T11_4"><text:s/></text:span><text:span text:style-name="T11_5">tegemine</text:span></text:h>
      <text:p text:style-name="P12"><text:span text:style-name="T12_1">Kui</text:span><text:span text:style-name="T12_2"><text:s/></text:span><text:span text:style-name="T12_3">kaitsmist</text:span><text:span text:style-name="T12_4"><text:s/></text:span><text:span text:style-name="T12_5">vajavaid</text:span><text:span text:style-name="T12_6"><text:s/></text:span><text:span text:style-name="T12_7">faile</text:span><text:span text:style-name="T12_8"><text:s/></text:span><text:span text:style-name="T12_9">on</text:span><text:span text:style-name="T12_10"><text:s/></text:span><text:span text:style-name="T12_11">piisavalt</text:span><text:span text:style-name="T12_12"><text:s/></text:span><text:span text:style-name="T12_13">vähe</text:span><text:span text:style-name="T12_14">,<text:s/></text:span><text:span text:style-name="T12_15">siis</text:span><text:span text:style-name="T12_16"><text:s/></text:span><text:span text:style-name="T12_17">on</text:span><text:span text:style-name="T12_18"><text:s/></text:span><text:span text:style-name="T12_19">kõige</text:span><text:span text:style-name="T12_20"><text:s/></text:span><text:span text:style-name="T12_21">lihtsam</text:span><text:span text:style-name="T12_22"><text:s/></text:span><text:span text:style-name="T12_23">ja</text:span><text:span text:style-name="T12_24"><text:s/></text:span><text:span text:style-name="T12_25">mõistlikum</text:span><text:span text:style-name="T12_26"><text:s/></text:span><text:span text:style-name="T12_27">teha</text:span><text:span text:style-name="T12_28"><text:s/></text:span><text:span text:style-name="T12_29">nande</text:span><text:span text:style-name="T12_30"><text:s/></text:span><text:span text:style-name="T12_31">jaoks</text:span><text:span text:style-name="T12_32"><text:s/></text:span><text:span text:style-name="T12_33">üks</text:span><text:span text:style-name="T12_34"><text:s/></text:span><text:span text:style-name="T12_35">krüpteeritud</text:span><text:span text:style-name="T12_36"><text:s/></text:span><text:span text:style-name="T12_37">konteiner</text:span><text:span text:style-name="T12_38">.<text:s/></text:span><text:span text:style-name="T12_39">Selline</text:span><text:span text:style-name="T12_40"><text:s/></text:span><text:span text:style-name="T12_41">konteiner</text:span><text:span text:style-name="T12_42"><text:s/></text:span><text:span text:style-name="T12_43">kujutab</text:span><text:span text:style-name="T12_44"><text:s/></text:span><text:span text:style-name="T12_45">endast</text:span><text:span text:style-name="T12_46"><text:s/></text:span><text:span text:style-name="T12_47">virtuaalset</text:span><text:span text:style-name="T12_48"><text:s/></text:span><text:span text:style-name="T12_49">ketast</text:span><text:span text:style-name="T12_50"><text:s/>(</text:span><text:span text:style-name="T12_51">näiteks</text:span><text:span text:style-name="T12_52"><text:s/></text:span><text:span text:style-name="T12_53">Z</text:span><text:span text:style-name="T12_54">:\</text:span><text:span text:style-name="T12_55"><text:s/></text:span><text:span text:style-name="T12_56">ketas</text:span><text:span text:style-name="T12_57">),<text:s/></text:span><text:span text:style-name="T12_58">mille</text:span><text:span text:style-name="T12_59"><text:s/></text:span><text:span text:style-name="T12_60">sisu</text:span><text:span text:style-name="T12_61"><text:s/></text:span><text:span text:style-name="T12_62">hoitakse</text:span><text:span text:style-name="T12_63"><text:s/></text:span><text:span text:style-name="T12_64">tegelikult</text:span><text:span text:style-name="T12_65"><text:s/></text:span><text:span text:style-name="T12_66">ühes</text:span><text:span text:style-name="T12_67"><text:s/></text:span><text:span text:style-name="T12_68">krüpteeritud</text:span><text:span text:style-name="T12_69"><text:s/></text:span><text:span text:style-name="T12_70">failis</text:span><text:span text:style-name="T12_71">.<text:s/></text:span><text:span text:style-name="T12_72">Kuna</text:span><text:span text:style-name="T12_73"><text:s/></text:span><text:span text:style-name="T12_74">tegemist</text:span><text:span text:style-name="T12_75"><text:s/></text:span><text:span text:style-name="T12_76">on</text:span><text:span text:style-name="T12_77"><text:s/></text:span><text:span text:style-name="T12_78">üheainsa</text:span><text:span text:style-name="T12_79"><text:s/></text:span><text:span text:style-name="T12_80">failiga</text:span><text:span text:style-name="T12_81">,<text:s/></text:span><text:span text:style-name="T12_82">siis</text:span><text:span text:style-name="T12_83"><text:s/></text:span><text:span text:style-name="T12_84">on</text:span><text:span text:style-name="T12_85"><text:s/></text:span><text:span text:style-name="T12_86">seda</text:span><text:span text:style-name="T12_87"><text:s/></text:span><text:span text:style-name="T12_88">lihtne</text:span><text:span text:style-name="T12_89"><text:s/></text:span><text:span text:style-name="T12_90">ka</text:span><text:span text:style-name="T12_91"><text:s/></text:span><text:span text:style-name="T12_92">ühest</text:span><text:span text:style-name="T12_93"><text:s/></text:span><text:span text:style-name="T12_94">arvutist</text:span><text:span text:style-name="T12_95"><text:s/></text:span><text:span text:style-name="T12_96">teise</text:span><text:span text:style-name="T12_97"><text:s/></text:span><text:span text:style-name="T12_98">tõsta</text:span><text:span text:style-name="T12_99"><text:s/></text:span><text:span text:style-name="T12_100">ning</text:span><text:span text:style-name="T12_101"><text:s/></text:span><text:span text:style-name="T12_102">vajadusel</text:span><text:span text:style-name="T12_103"><text:s/></text:span><text:span text:style-name="T12_104">isegi</text:span><text:span text:style-name="T12_105"><text:s/></text:span><text:span text:style-name="T12_106">näiteks</text:span><text:span text:style-name="T12_107"><text:s/></text:span><text:span text:style-name="T12_108">isikliku</text:span><text:span text:style-name="T12_109"><text:s/></text:span><text:span text:style-name="T12_110">ja</text:span><text:span text:style-name="T12_111"><text:s/></text:span><text:span text:style-name="T12_112">tööarvuti</text:span><text:span text:style-name="T12_113"><text:s/></text:span><text:span text:style-name="T12_114">vahel</text:span><text:span text:style-name="T12_115"><text:s/></text:span><text:span text:style-name="T12_116">automaatselt</text:span><text:span text:style-name="T12_117"><text:s/></text:span><text:span text:style-name="T12_118">sünkroniseerida</text:span><text:span text:style-name="T12_119">,<text:s/></text:span><text:span text:style-name="T12_120">kui</text:span><text:span text:style-name="T12_121"><text:s/></text:span><text:span text:style-name="T12_122">see</text:span><text:span text:style-name="T12_123"><text:s/></text:span><text:span text:style-name="T12_124">tõsta</text:span><text:span text:style-name="T12_125"><text:s/></text:span><text:span text:style-name="T12_126">näiteks</text:span><text:span text:style-name="T12_127"><text:s/></text:span><text:span text:style-name="T12_128">Dropboxi</text:span><text:span text:style-name="T12_129"><text:s/>[</text:span><text:span text:style-name="T12_130"><text:a xlink:type="simple" xlink:href="https://www.dropbox.com/"><text:span text:style-name="T12_131">https</text:span></text:a></text:span><text:span text:style-name="T12_132"><text:a xlink:type="simple" xlink:href="https://www.dropbox.com/"><text:span text:style-name="T12_133">://</text:span></text:a></text:span><text:span text:style-name="T12_134"><text:a xlink:type="simple" xlink:href="https://www.dropbox.com/"><text:span text:style-name="T12_135">www</text:span></text:a></text:span><text:span text:style-name="T12_136"><text:a xlink:type="simple" xlink:href="https://www.dropbox.com/"><text:span text:style-name="T12_137">.</text:span></text:a></text:span><text:span text:style-name="T12_138"><text:a xlink:type="simple" xlink:href="https://www.dropbox.com/"><text:span text:style-name="T12_139">dropbox</text:span></text:a></text:span><text:span text:style-name="T12_140"><text:a xlink:type="simple" xlink:href="https://www.dropbox.com/"><text:span text:style-name="T12_141">.</text:span></text:a></text:span><text:span text:style-name="T12_142"><text:a xlink:type="simple" xlink:href="https://www.dropbox.com/"><text:span text:style-name="T12_143">com</text:span></text:a></text:span><text:span text:style-name="T12_144"><text:a xlink:type="simple" xlink:href="https://www.dropbox.com/"><text:span text:style-name="T12_145">/</text:span></text:a></text:span><text:span text:style-name="T12_146">]<text:s/></text:span><text:span text:style-name="T12_147">kausta</text:span><text:span text:style-name="T12_148">.</text:span></text:p>
      <text:p text:style-name="P13"/>
      <text:p text:style-name="P14"><text:span text:style-name="T14_1">Krüpteeritud</text:span><text:span text:style-name="T14_2"><text:s/></text:span><text:span text:style-name="T14_3">failikonteineri</text:span><text:span text:style-name="T14_4"><text:s/></text:span><text:span text:style-name="T14_5">loomiseks</text:span><text:span text:style-name="T14_6"><text:s/></text:span><text:span text:style-name="T14_7">toimige</text:span><text:span text:style-name="T14_8"><text:s/></text:span><text:span text:style-name="T14_9">nii</text:span><text:span text:style-name="T14_10">:</text:span></text:p>
      <text:list text:style-name="LS2" xml:id="list3">
        <text:list-item>
          <text:p text:style-name="P15"><text:span text:style-name="T15_1">Käivitage</text:span><text:span text:style-name="T15_2"><text:s/></text:span><text:span text:style-name="T15_3">Truecrypt</text:span><text:span text:style-name="T15_4">.</text:span></text:p>
        </text:list-item>
        <text:list-item>
          <text:p text:style-name="P16"><text:span text:style-name="T16_1">Valige</text:span><text:span text:style-name="T16_2"><text:s/></text:span><text:span text:style-name="T16_3">Volumes</text:span><text:span text:style-name="T16_4"><text:s/></text:span><text:span text:style-name="T16_5">menüüst</text:span><text:span text:style-name="T16_6"><text:s/></text:span><text:span text:style-name="T16_7">Create</text:span><text:span text:style-name="T16_8"><text:s/></text:span><text:span text:style-name="T16_9">New</text:span><text:span text:style-name="T16_10"><text:s/></text:span><text:span text:style-name="T16_11">Volume</text:span><text:span text:style-name="T16_12">...</text:span></text:p>
        </text:list-item>
        <text:list-item>
          <text:p text:style-name="P17"><text:span text:style-name="T17_1">Avanenud</text:span><text:span text:style-name="T17_2"><text:s/></text:span><text:span text:style-name="T17_3">aknas</text:span><text:span text:style-name="T17_4"><text:s/></text:span><text:span text:style-name="T17_5">valige</text:span><text:span text:style-name="T17_6"><text:s/></text:span><text:span text:style-name="T17_7">Create</text:span><text:span text:style-name="T17_8"><text:s/></text:span><text:span text:style-name="T17_9">an</text:span><text:span text:style-name="T17_10"><text:s/></text:span><text:span text:style-name="T17_11">encrypted</text:span><text:span text:style-name="T17_12"><text:s/></text:span><text:span text:style-name="T17_13">file</text:span><text:span text:style-name="T17_14"><text:s/></text:span><text:span text:style-name="T17_15">container</text:span><text:span text:style-name="T17_16"><text:s/></text:span><text:span text:style-name="T17_17">ja</text:span><text:span text:style-name="T17_18"><text:s/></text:span><text:span text:style-name="T17_19">vajutage</text:span><text:span text:style-name="T17_20"><text:s/></text:span><text:span text:style-name="T17_21">Next</text:span><text:span text:style-name="T17_22">.</text:span></text:p>
        </text:list-item>
        <text:list-item>
          <text:p text:style-name="P18"><text:span text:style-name="T18_1">Valige</text:span><text:span text:style-name="T18_2"><text:s/></text:span><text:span text:style-name="T18_3">Standard</text:span><text:span text:style-name="T18_4"><text:s/></text:span><text:span text:style-name="T18_5">TrueCrypt</text:span><text:span text:style-name="T18_6"><text:s/></text:span><text:span text:style-name="T18_7">volume</text:span><text:span text:style-name="T18_8"><text:s/></text:span><text:span text:style-name="T18_9">ja</text:span><text:span text:style-name="T18_10"><text:s/></text:span><text:span text:style-name="T18_11">vajuage</text:span><text:span text:style-name="T18_12"><text:s/></text:span><text:span text:style-name="T18_13">Next</text:span><text:span text:style-name="T18_14">.</text:span></text:p>
        </text:list-item>
        <text:list-item>
          <text:p text:style-name="P19"><text:span text:style-name="T19_1">Valige</text:span><text:span text:style-name="T19_2">,<text:s/></text:span><text:span text:style-name="T19_3">kuhu</text:span><text:span text:style-name="T19_4"><text:s/></text:span><text:span text:style-name="T19_5">tahate</text:span><text:span text:style-name="T19_6"><text:s/></text:span><text:span text:style-name="T19_7">oma</text:span><text:span text:style-name="T19_8"><text:s/></text:span><text:span text:style-name="T19_9">krüpteeritud</text:span><text:span text:style-name="T19_10"><text:s/></text:span><text:span text:style-name="T19_11">konteineri</text:span><text:span text:style-name="T19_12"><text:s/></text:span><text:span text:style-name="T19_13">fail</text:span><text:span text:style-name="T19_14"><text:s/></text:span><text:span text:style-name="T19_15">tekitada</text:span><text:span text:style-name="T19_16"><text:s/></text:span><text:span text:style-name="T19_17">ning</text:span><text:span text:style-name="T19_18"><text:s/></text:span><text:span text:style-name="T19_19">vajutage</text:span><text:span text:style-name="T19_20"><text:s/></text:span><text:span text:style-name="T19_21">Next</text:span></text:p>
        </text:list-item>
        <text:list-item>
          <text:p text:style-name="P20"><text:span text:style-name="T20_1">Järgmises</text:span><text:span text:style-name="T20_2"><text:s/></text:span><text:span text:style-name="T20_3">aknas</text:span><text:span text:style-name="T20_4"><text:s/></text:span><text:span text:style-name="T20_5">saab</text:span><text:span text:style-name="T20_6"><text:s/></text:span><text:span text:style-name="T20_7">valida</text:span><text:span text:style-name="T20_8"><text:s/></text:span><text:span text:style-name="T20_9">krüpteerimisel</text:span><text:span text:style-name="T20_10"><text:s/></text:span><text:span text:style-name="T20_11">kasutatavad</text:span><text:span text:style-name="T20_12"><text:s/></text:span><text:span text:style-name="T20_13">šifri</text:span><text:span text:style-name="T20_14">-<text:s/></text:span><text:span text:style-name="T20_15">ja</text:span><text:span text:style-name="T20_16"><text:s/></text:span><text:span text:style-name="T20_17">räsialgoritmid</text:span><text:span text:style-name="T20_18">,<text:s/></text:span><text:span text:style-name="T20_19">aga</text:span><text:span text:style-name="T20_20"><text:s/></text:span><text:span text:style-name="T20_21">üldjuhul</text:span><text:span text:style-name="T20_22"><text:s/></text:span><text:span text:style-name="T20_23">sobivad</text:span><text:span text:style-name="T20_24"><text:s/></text:span><text:span text:style-name="T20_25">vaikeväärtused</text:span><text:span text:style-name="T20_26"><text:s/></text:span><text:span text:style-name="T20_27">häst</text:span><text:span text:style-name="T20_28">.<text:s/></text:span><text:span text:style-name="T20_29">Vajutage</text:span><text:span text:style-name="T20_30"><text:s/></text:span><text:span text:style-name="T20_31">Next</text:span><text:span text:style-name="T20_32">.</text:span></text:p>
        </text:list-item>
        <text:list-item>
          <text:p text:style-name="P21"><text:span text:style-name="T21_1">Nüüd</text:span><text:span text:style-name="T21_2"><text:s/></text:span><text:span text:style-name="T21_3">tuleb</text:span><text:span text:style-name="T21_4"><text:s/></text:span><text:span text:style-name="T21_5">hinnata</text:span><text:span text:style-name="T21_6"><text:s/></text:span><text:span text:style-name="T21_7">kui</text:span><text:span text:style-name="T21_8"><text:s/></text:span><text:span text:style-name="T21_9">palju</text:span><text:span text:style-name="T21_10"><text:s/></text:span><text:span text:style-name="T21_11">faile</text:span><text:span text:style-name="T21_12"><text:s/></text:span><text:span text:style-name="T21_13">te</text:span><text:span text:style-name="T21_14"><text:s/></text:span><text:span text:style-name="T21_15">plaanite</text:span><text:span text:style-name="T21_16"><text:s/></text:span><text:span text:style-name="T21_17">selle</text:span><text:span text:style-name="T21_18"><text:s/></text:span><text:span text:style-name="T21_19">konteineri</text:span><text:span text:style-name="T21_20"><text:s/></text:span><text:span text:style-name="T21_21">sees</text:span><text:span text:style-name="T21_22"><text:s/></text:span><text:span text:style-name="T21_23">hoida</text:span><text:span text:style-name="T21_24"><text:s/></text:span><text:span text:style-name="T21_25">ja</text:span><text:span text:style-name="T21_26"><text:s/></text:span><text:span text:style-name="T21_27">sisestada</text:span><text:span text:style-name="T21_28"><text:s/></text:span><text:span text:style-name="T21_29">konteineri</text:span><text:span text:style-name="T21_30"><text:s/></text:span><text:span text:style-name="T21_31">mahu</text:span><text:span text:style-name="T21_32"><text:s/></text:span><text:span text:style-name="T21_33">ülempiir</text:span><text:span text:style-name="T21_34">.<text:s/></text:span><text:span text:style-name="T21_35">Liialt</text:span><text:span text:style-name="T21_36"><text:s/></text:span><text:span text:style-name="T21_37">ei</text:span><text:span text:style-name="T21_38"><text:s/></text:span><text:span text:style-name="T21_39">maksa</text:span><text:span text:style-name="T21_40"><text:s/></text:span><text:span text:style-name="T21_41">siinkohal</text:span><text:span text:style-name="T21_42"><text:s/></text:span><text:span text:style-name="T21_43">muretseda</text:span><text:span text:style-name="T21_44">,<text:s/></text:span><text:span text:style-name="T21_45">sest</text:span><text:span text:style-name="T21_46"><text:s/></text:span><text:span text:style-name="T21_47">alati</text:span><text:span text:style-name="T21_48"><text:s/></text:span><text:span text:style-name="T21_49">saab</text:span><text:span text:style-name="T21_50"><text:s/></text:span><text:span text:style-name="T21_51">tekitada</text:span><text:span text:style-name="T21_52"><text:s/></text:span><text:span text:style-name="T21_53">uue</text:span><text:span text:style-name="T21_54"><text:s/></text:span><text:span text:style-name="T21_55">suurema</text:span><text:span text:style-name="T21_56"><text:s/></text:span><text:span text:style-name="T21_57">konteineri</text:span><text:span text:style-name="T21_58"><text:s/></text:span><text:span text:style-name="T21_59">ning</text:span><text:span text:style-name="T21_60"><text:s/></text:span><text:span text:style-name="T21_61">failid</text:span><text:span text:style-name="T21_62"><text:s/></text:span><text:span text:style-name="T21_63">lihtsalt</text:span><text:span text:style-name="T21_64"><text:s/></text:span><text:span text:style-name="T21_65">sinna</text:span><text:span text:style-name="T21_66"><text:s/></text:span><text:span text:style-name="T21_67">üle</text:span><text:span text:style-name="T21_68"><text:s/></text:span><text:span text:style-name="T21_69">tõsta</text:span><text:span text:style-name="T21_70">.<text:s/></text:span><text:span text:style-name="T21_71">Kui</text:span><text:span text:style-name="T21_72"><text:s/></text:span><text:span text:style-name="T21_73">olete</text:span><text:span text:style-name="T21_74"><text:s/></text:span><text:span text:style-name="T21_75">sobiva</text:span><text:span text:style-name="T21_76"><text:s/></text:span><text:span text:style-name="T21_77">suuruse</text:span><text:span text:style-name="T21_78"><text:s/></text:span><text:span text:style-name="T21_79">valinud</text:span><text:span text:style-name="T21_80">,<text:s/></text:span><text:span text:style-name="T21_81">vajutage</text:span><text:span text:style-name="T21_82"><text:s/></text:span><text:span text:style-name="T21_83">Next</text:span><text:span text:style-name="T21_84">.</text:span></text:p>
        </text:list-item>
        <text:list-item>
          <text:p text:style-name="P22"><text:span text:style-name="T22_1">Nüüd</text:span><text:span text:style-name="T22_2"><text:s/></text:span><text:span text:style-name="T22_3">tuleb</text:span><text:span text:style-name="T22_4"><text:s/></text:span><text:span text:style-name="T22_5">valida</text:span><text:span text:style-name="T22_6"><text:s/></text:span><text:span text:style-name="T22_7">parool</text:span><text:span text:style-name="T22_8">,<text:s/></text:span><text:span text:style-name="T22_9">millega</text:span><text:span text:style-name="T22_10"><text:s/></text:span><text:span text:style-name="T22_11">tulevikus</text:span><text:span text:style-name="T22_12"><text:s/></text:span><text:span text:style-name="T22_13">konteinerit</text:span><text:span text:style-name="T22_14"><text:s/></text:span><text:span text:style-name="T22_15">lahti</text:span><text:span text:style-name="T22_16"><text:s/></text:span><text:span text:style-name="T22_17">krüpteerida</text:span><text:span text:style-name="T22_18"><text:s/></text:span><text:span text:style-name="T22_19">saab</text:span><text:span text:style-name="T22_20">.<text:s/></text:span><text:span text:style-name="T22_21">Seda</text:span><text:span text:style-name="T22_22"><text:s/></text:span><text:span text:style-name="T22_23">peab</text:span><text:span text:style-name="T22_24"><text:s/></text:span><text:span text:style-name="T22_25">sisestama</text:span><text:span text:style-name="T22_26"><text:s/></text:span><text:span text:style-name="T22_27">kaks</text:span><text:span text:style-name="T22_28"><text:s/></text:span><text:span text:style-name="T22_29">korda</text:span><text:span text:style-name="T22_30">.<text:s/></text:span><text:span text:style-name="T22_31">Nagu</text:span><text:span text:style-name="T22_32"><text:s/></text:span><text:span text:style-name="T22_33">ikka</text:span><text:span text:style-name="T22_34">,<text:s/></text:span><text:span text:style-name="T22_35">peab</text:span><text:span text:style-name="T22_36"><text:s/></text:span><text:span text:style-name="T22_37">parool</text:span><text:span text:style-name="T22_38"><text:s/></text:span><text:span text:style-name="T22_39">olema</text:span><text:span text:style-name="T22_40"><text:s/></text:span><text:span text:style-name="T22_41">piisavalt</text:span><text:span text:style-name="T22_42"><text:s/></text:span><text:span text:style-name="T22_43">keeruline</text:span><text:span text:style-name="T22_44">,<text:s/></text:span><text:span text:style-name="T22_45">et</text:span><text:span text:style-name="T22_46"><text:s/></text:span><text:span text:style-name="T22_47">keegi</text:span><text:span text:style-name="T22_48"><text:s/></text:span><text:span text:style-name="T22_49">teine</text:span><text:span text:style-name="T22_50"><text:s/></text:span><text:span text:style-name="T22_51">seda</text:span><text:span text:style-name="T22_52"><text:s/></text:span><text:span text:style-name="T22_53">ära</text:span><text:span text:style-name="T22_54"><text:s/></text:span><text:span text:style-name="T22_55">ei</text:span><text:span text:style-name="T22_56"><text:s/></text:span><text:span text:style-name="T22_57">arvaks</text:span><text:span text:style-name="T22_58">,<text:s/></text:span><text:span text:style-name="T22_59">kuid</text:span><text:span text:style-name="T22_60"><text:s/></text:span><text:span text:style-name="T22_61">samas</text:span><text:span text:style-name="T22_62"><text:s/></text:span><text:span text:style-name="T22_63">peaks</text:span><text:span text:style-name="T22_64"><text:s/></text:span><text:span text:style-name="T22_65">see</text:span><text:span text:style-name="T22_66"><text:s/></text:span><text:span text:style-name="T22_67">endale</text:span><text:span text:style-name="T22_68"><text:s/></text:span><text:span text:style-name="T22_69">meelde</text:span><text:span text:style-name="T22_70"><text:s/></text:span><text:span text:style-name="T22_71">jääma</text:span><text:span text:style-name="T22_72">.<text:s/></text:span><text:span text:style-name="T22_73">Siinkohal</text:span><text:span text:style-name="T22_74"><text:s/></text:span><text:span text:style-name="T22_75">võib</text:span><text:span text:style-name="T22_76"><text:s/></text:span><text:span text:style-name="T22_77">valida</text:span><text:span text:style-name="T22_78"><text:s/></text:span><text:span text:style-name="T22_79">ka</text:span><text:span text:style-name="T22_80"><text:s/></text:span><text:span text:style-name="T22_81">mõne</text:span><text:span text:style-name="T22_82"><text:s/></text:span><text:span text:style-name="T22_83">keerulise</text:span><text:span text:style-name="T22_84"><text:s/></text:span><text:span text:style-name="T22_85">parooli</text:span><text:span text:style-name="T22_86"><text:s/></text:span><text:span text:style-name="T22_87">ning</text:span><text:span text:style-name="T22_88"><text:s/></text:span><text:span text:style-name="T22_89">pärast</text:span><text:span text:style-name="T22_90"><text:s/></text:span><text:span text:style-name="T22_91">mõnes</text:span><text:span text:style-name="T22_92"><text:s/></text:span><text:span text:style-name="T22_93">teises</text:span><text:span text:style-name="T22_94"><text:s/></text:span><text:span text:style-name="T22_95">töötoas</text:span><text:span text:style-name="T22_96"><text:s/></text:span><text:span text:style-name="T22_97">õppida</text:span><text:span text:style-name="T22_98">,<text:s/></text:span><text:span text:style-name="T22_99">kuidas</text:span><text:span text:style-name="T22_100"><text:s/></text:span><text:span text:style-name="T22_101">KeePass</text:span><text:span text:style-name="T22_102"><text:s/>[</text:span><text:span text:style-name="T22_103"><text:a xlink:type="simple" xlink:href="http://keepass.info/"><text:span text:style-name="T22_104">http</text:span></text:a></text:span><text:span text:style-name="T22_105"><text:a xlink:type="simple" xlink:href="http://keepass.info/"><text:span text:style-name="T22_106">://</text:span></text:a></text:span><text:span text:style-name="T22_107"><text:a xlink:type="simple" xlink:href="http://keepass.info/"><text:span text:style-name="T22_108">keepass</text:span></text:a></text:span><text:span text:style-name="T22_109"><text:a xlink:type="simple" xlink:href="http://keepass.info/"><text:span text:style-name="T22_110">.</text:span></text:a></text:span><text:span text:style-name="T22_111"><text:a xlink:type="simple" xlink:href="http://keepass.info/"><text:span text:style-name="T22_112">info</text:span></text:a></text:span><text:span text:style-name="T22_113">]<text:s/></text:span><text:span text:style-name="T22_114">abil</text:span><text:span text:style-name="T22_115"><text:s/></text:span><text:span text:style-name="T22_116">oma</text:span><text:span text:style-name="T22_117"><text:s/></text:span><text:span text:style-name="T22_118">paroole</text:span><text:span text:style-name="T22_119"><text:s/></text:span><text:span text:style-name="T22_120">lihtsalt</text:span><text:span text:style-name="T22_121"><text:s/></text:span><text:span text:style-name="T22_122">hallata</text:span><text:span text:style-name="T22_123"><text:s/>:)<text:s/></text:span><text:span text:style-name="T22_124">Parooli</text:span><text:span text:style-name="T22_125"><text:s/></text:span><text:span text:style-name="T22_126">asemel</text:span><text:span text:style-name="T22_127"><text:s/></text:span><text:span text:style-name="T22_128">või</text:span><text:span text:style-name="T22_129"><text:s/></text:span><text:span text:style-name="T22_130">sellele</text:span><text:span text:style-name="T22_131"><text:s/></text:span><text:span text:style-name="T22_132">lisaks</text:span><text:span text:style-name="T22_133"><text:s/></text:span><text:span text:style-name="T22_134">võib</text:span><text:span text:style-name="T22_135"><text:s/></text:span><text:span text:style-name="T22_136">kasutada</text:span><text:span text:style-name="T22_137"><text:s/></text:span><text:span text:style-name="T22_138">ka</text:span><text:span text:style-name="T22_139"><text:s/></text:span><text:span text:style-name="T22_140">võtmefaile</text:span><text:span text:style-name="T22_141">,<text:s/></text:span><text:span text:style-name="T22_142">mille</text:span><text:span text:style-name="T22_143"><text:s/></text:span><text:span text:style-name="T22_144">sisu</text:span><text:span text:style-name="T22_145"><text:s/></text:span><text:span text:style-name="T22_146">kasutades</text:span><text:span text:style-name="T22_147"><text:s/></text:span><text:span text:style-name="T22_148">oskab</text:span><text:span text:style-name="T22_149"><text:s/></text:span><text:span text:style-name="T22_150">TrueCrypt</text:span><text:span text:style-name="T22_151"><text:s/></text:span><text:span text:style-name="T22_152">siis</text:span><text:span text:style-name="T22_153"><text:s/></text:span><text:span text:style-name="T22_154">krüpteerida</text:span><text:span text:style-name="T22_155">.<text:s/></text:span><text:span text:style-name="T22_156">Kuna</text:span><text:span text:style-name="T22_157"><text:s/></text:span><text:span text:style-name="T22_158">arvutis</text:span><text:span text:style-name="T22_159"><text:s/></text:span><text:span text:style-name="T22_160">on</text:span><text:span text:style-name="T22_161"><text:s/></text:span><text:span text:style-name="T22_162">faile</text:span><text:span text:style-name="T22_163"><text:s/></text:span><text:span text:style-name="T22_164">plaju</text:span><text:span text:style-name="T22_165">,<text:s/></text:span><text:span text:style-name="T22_166">siis</text:span><text:span text:style-name="T22_167"><text:s/></text:span><text:span text:style-name="T22_168">ei</text:span><text:span text:style-name="T22_169"><text:s/></text:span><text:span text:style-name="T22_170">oskagi</text:span><text:span text:style-name="T22_171"><text:s/></text:span><text:span text:style-name="T22_172">teised</text:span><text:span text:style-name="T22_173"><text:s/></text:span><text:span text:style-name="T22_174">arvata</text:span><text:span text:style-name="T22_175">,<text:s/></text:span><text:span text:style-name="T22_176">kui</text:span><text:span text:style-name="T22_177"><text:s/></text:span><text:span text:style-name="T22_178">palju</text:span><text:span text:style-name="T22_179"><text:s/></text:span><text:span text:style-name="T22_180">ja</text:span><text:span text:style-name="T22_181"><text:s/></text:span><text:span text:style-name="T22_182">milliseid</text:span><text:span text:style-name="T22_183"><text:s/></text:span><text:span text:style-name="T22_184">faile</text:span><text:span text:style-name="T22_185"><text:s/></text:span><text:span text:style-name="T22_186">krüpteerimisel</text:span><text:span text:style-name="T22_187"><text:s/></text:span><text:span text:style-name="T22_188">täpselt</text:span><text:span text:style-name="T22_189"><text:s/></text:span><text:span text:style-name="T22_190">kasutati</text:span><text:span text:style-name="T22_191"><text:s/></text:span><text:span text:style-name="T22_192">ning</text:span><text:span text:style-name="T22_193"><text:s/></text:span><text:span text:style-name="T22_194">see</text:span><text:span text:style-name="T22_195"><text:s/></text:span><text:span text:style-name="T22_196">toimibki</text:span><text:span text:style-name="T22_197"><text:s/></text:span><text:span text:style-name="T22_198">võtmena</text:span><text:span text:style-name="T22_199">.<text:s/></text:span><text:span text:style-name="T22_200">Loomulikult</text:span><text:span text:style-name="T22_201"><text:s/></text:span><text:span text:style-name="T22_202">peab</text:span><text:span text:style-name="T22_203"><text:s/></text:span><text:span text:style-name="T22_204">siis</text:span><text:span text:style-name="T22_205"><text:s/></text:span><text:span text:style-name="T22_206">ettevaatlik</text:span><text:span text:style-name="T22_207"><text:s/></text:span><text:span text:style-name="T22_208">olema</text:span><text:span text:style-name="T22_209">,<text:s/></text:span><text:span text:style-name="T22_210">et</text:span><text:span text:style-name="T22_211"><text:s/></text:span><text:span text:style-name="T22_212">valitud</text:span><text:span text:style-name="T22_213"><text:s/></text:span><text:span text:style-name="T22_214">failide</text:span><text:span text:style-name="T22_215"><text:s/></text:span><text:span text:style-name="T22_216">sisu</text:span><text:span text:style-name="T22_217"><text:s/></text:span><text:span text:style-name="T22_218">ise</text:span><text:span text:style-name="T22_219"><text:s/></text:span><text:span text:style-name="T22_220">ei</text:span><text:span text:style-name="T22_221"><text:s/></text:span><text:span text:style-name="T22_222">muudaks</text:span><text:span text:style-name="T22_223">.<text:s/></text:span><text:span text:style-name="T22_224">Kui</text:span><text:span text:style-name="T22_225"><text:s/></text:span><text:span text:style-name="T22_226">parool</text:span><text:span text:style-name="T22_227"><text:s/>(</text:span><text:span text:style-name="T22_228">ja</text:span><text:span text:style-name="T22_229">/</text:span><text:span text:style-name="T22_230">või</text:span><text:span text:style-name="T22_231"><text:s/></text:span><text:span text:style-name="T22_232">võtmefailid</text:span><text:span text:style-name="T22_233">)<text:s/></text:span><text:span text:style-name="T22_234">valitud</text:span><text:span text:style-name="T22_235">,<text:s/></text:span><text:span text:style-name="T22_236">vajutage</text:span><text:span text:style-name="T22_237"><text:s/></text:span><text:span text:style-name="T22_238">Next</text:span><text:span text:style-name="T22_239">.<text:s/></text:span><text:span text:style-name="T22_240">Liiga</text:span><text:span text:style-name="T22_241"><text:s/></text:span><text:span text:style-name="T22_242">lühikese</text:span><text:span text:style-name="T22_243"><text:s/></text:span><text:span text:style-name="T22_244">või</text:span><text:span text:style-name="T22_245"><text:s/></text:span><text:span text:style-name="T22_246">lihtsa</text:span><text:span text:style-name="T22_247"><text:s/></text:span><text:span text:style-name="T22_248">parooli</text:span><text:span text:style-name="T22_249"><text:s/></text:span><text:span text:style-name="T22_250">peale</text:span><text:span text:style-name="T22_251"><text:s/></text:span><text:span text:style-name="T22_252">võib</text:span><text:span text:style-name="T22_253"><text:s/></text:span><text:span text:style-name="T22_254">TrueCrypt</text:span><text:span text:style-name="T22_255"><text:s/></text:span><text:span text:style-name="T22_256">kurta</text:span><text:span text:style-name="T22_257">.<text:s/></text:span><text:span text:style-name="T22_258">Siis</text:span><text:span text:style-name="T22_259"><text:s/></text:span><text:span text:style-name="T22_260">tuleks</text:span><text:span text:style-name="T22_261"><text:s/></text:span><text:span text:style-name="T22_262">turvalisem</text:span><text:span text:style-name="T22_263"><text:s/></text:span><text:span text:style-name="T22_264">parool</text:span><text:span text:style-name="T22_265"><text:s/></text:span><text:span text:style-name="T22_266">valida</text:span><text:span text:style-name="T22_267">,<text:s/></text:span><text:span text:style-name="T22_268">aga</text:span><text:span text:style-name="T22_269"><text:s/></text:span><text:span text:style-name="T22_270">seda</text:span><text:span text:style-name="T22_271"><text:s/></text:span><text:span text:style-name="T22_272">teadet</text:span><text:span text:style-name="T22_273"><text:s/></text:span><text:span text:style-name="T22_274">saab</text:span><text:span text:style-name="T22_275"><text:s/></text:span><text:span text:style-name="T22_276">ka</text:span><text:span text:style-name="T22_277"><text:s/></text:span><text:span text:style-name="T22_278">ignoreerida</text:span><text:span text:style-name="T22_279">.</text:span></text:p>
        </text:list-item>
        <text:list-item>
          <text:p text:style-name="P23"><text:span text:style-name="T23_1">Järgmises</text:span><text:span text:style-name="T23_2"><text:s/></text:span><text:span text:style-name="T23_3">dialoogis</text:span><text:span text:style-name="T23_4"><text:s/></text:span><text:span text:style-name="T23_5">saab</text:span><text:span text:style-name="T23_6"><text:s/></text:span><text:span text:style-name="T23_7">valida</text:span><text:span text:style-name="T23_8"><text:s/></text:span><text:span text:style-name="T23_9">failisüsteemi</text:span><text:span text:style-name="T23_10"><text:s/>(</text:span><text:span text:style-name="T23_11">FAT</text:span><text:span text:style-name="T23_12"><text:s/></text:span><text:span text:style-name="T23_13">või</text:span><text:span text:style-name="T23_14"><text:s/></text:span><text:span text:style-name="T23_15">NTFS</text:span><text:span text:style-name="T23_16">).<text:s/></text:span><text:span text:style-name="T23_17">Kui</text:span><text:span text:style-name="T23_18"><text:s/></text:span><text:span text:style-name="T23_19">konteinerisse</text:span><text:span text:style-name="T23_20"><text:s/></text:span><text:span text:style-name="T23_21">pole</text:span><text:span text:style-name="T23_22"><text:s/></text:span><text:span text:style-name="T23_23">plaanis</text:span><text:span text:style-name="T23_24"><text:s/></text:span><text:span text:style-name="T23_25">paigutada</text:span><text:span text:style-name="T23_26"><text:s/></text:span><text:span text:style-name="T23_27">suuri</text:span><text:span text:style-name="T23_28"><text:s/></text:span><text:span text:style-name="T23_29">faile</text:span><text:span text:style-name="T23_30"><text:s/>(&gt;<text:s/>4<text:s/></text:span><text:span text:style-name="T23_31">GB</text:span><text:span text:style-name="T23_32">),<text:s/></text:span><text:span text:style-name="T23_33">siis</text:span><text:span text:style-name="T23_34"><text:s/></text:span><text:span text:style-name="T23_35">võib</text:span><text:span text:style-name="T23_36"><text:s/></text:span><text:span text:style-name="T23_37">lihtsuse</text:span><text:span text:style-name="T23_38"><text:s/></text:span><text:span text:style-name="T23_39">huvides</text:span><text:span text:style-name="T23_40"><text:s/></text:span><text:span text:style-name="T23_41">kasutada</text:span><text:span text:style-name="T23_42"><text:s/></text:span><text:span text:style-name="T23_43">FAT</text:span><text:span text:style-name="T23_44"><text:s/></text:span><text:span text:style-name="T23_45">failisüsteemi</text:span><text:span text:style-name="T23_46">.<text:s/></text:span><text:span text:style-name="T23_47">Kui</text:span><text:span text:style-name="T23_48"><text:s/></text:span><text:span text:style-name="T23_49">teha</text:span><text:span text:style-name="T23_50"><text:s/></text:span><text:span text:style-name="T23_51">linnuke</text:span><text:span text:style-name="T23_52"><text:s/></text:span><text:span text:style-name="T23_53">Dynamic</text:span><text:span text:style-name="T23_54"><text:s/></text:span><text:span text:style-name="T23_55">ette</text:span><text:span text:style-name="T23_56">,<text:s/></text:span><text:span text:style-name="T23_57">siis</text:span><text:span text:style-name="T23_58"><text:s/></text:span><text:span text:style-name="T23_59">ei</text:span><text:span text:style-name="T23_60"><text:s/></text:span><text:span text:style-name="T23_61">tehta</text:span><text:span text:style-name="T23_62"><text:s/></text:span><text:span text:style-name="T23_63">konteinerit</text:span><text:span text:style-name="T23_64"><text:s/></text:span><text:span text:style-name="T23_65">mitte</text:span><text:span text:style-name="T23_66"><text:s/></text:span><text:span text:style-name="T23_67">kohe</text:span><text:span text:style-name="T23_68"><text:s/></text:span><text:span text:style-name="T23_69">eelnevalt</text:span><text:span text:style-name="T23_70"><text:s/></text:span><text:span text:style-name="T23_71">valitud</text:span><text:span text:style-name="T23_72"><text:s/></text:span><text:span text:style-name="T23_73">maksimaalse</text:span><text:span text:style-name="T23_74"><text:s/></text:span><text:span text:style-name="T23_75">suurusega</text:span><text:span text:style-name="T23_76">,<text:s/></text:span><text:span text:style-name="T23_77">vaid</text:span><text:span text:style-name="T23_78"><text:s/></text:span><text:span text:style-name="T23_79">ainult</text:span><text:span text:style-name="T23_80"><text:s/></text:span><text:span text:style-name="T23_81">nii</text:span><text:span text:style-name="T23_82"><text:s/></text:span><text:span text:style-name="T23_83">suur</text:span><text:span text:style-name="T23_84"><text:s/></text:span><text:span text:style-name="T23_85">kui</text:span><text:span text:style-name="T23_86"><text:s/></text:span><text:span text:style-name="T23_87">parasjagu</text:span><text:span text:style-name="T23_88"><text:s/></text:span><text:span text:style-name="T23_89">tarvis</text:span><text:span text:style-name="T23_90">.<text:s/></text:span><text:span text:style-name="T23_91">Kahjuks</text:span><text:span text:style-name="T23_92"><text:s/></text:span><text:span text:style-name="T23_93">on</text:span><text:span text:style-name="T23_94"><text:s/></text:span><text:span text:style-name="T23_95">sel</text:span><text:span text:style-name="T23_96"><text:s/></text:span><text:span text:style-name="T23_97">juhul</text:span><text:span text:style-name="T23_98"><text:s/></text:span><text:span text:style-name="T23_99">aga</text:span><text:span text:style-name="T23_100"><text:s/></text:span><text:span text:style-name="T23_101">konteineri</text:span><text:span text:style-name="T23_102"><text:s/></text:span><text:span text:style-name="T23_103">kasutamine</text:span><text:span text:style-name="T23_104"><text:s/></text:span><text:span text:style-name="T23_105">oluliselt</text:span><text:span text:style-name="T23_106"><text:s/></text:span><text:span text:style-name="T23_107">aeglasem</text:span><text:span text:style-name="T23_108">.<text:s/></text:span><text:span text:style-name="T23_109">Vajutage</text:span><text:span text:style-name="T23_110"><text:s/></text:span><text:span text:style-name="T23_111">Format</text:span><text:span text:style-name="T23_112"><text:s/></text:span><text:span text:style-name="T23_113">ja</text:span><text:span text:style-name="T23_114"><text:s/></text:span><text:span text:style-name="T23_115">järgmisena</text:span><text:span text:style-name="T23_116"><text:s/></text:span><text:span text:style-name="T23_117">Exit</text:span><text:span text:style-name="T23_118">.</text:span></text:p>
        </text:list-item>
        <text:list-item>
          <text:p text:style-name="P24"><text:span text:style-name="T24_1">Nüüd</text:span><text:span text:style-name="T24_2"><text:s/></text:span><text:span text:style-name="T24_3">peaks</text:span><text:span text:style-name="T24_4"><text:s/></text:span><text:span text:style-name="T24_5">taas</text:span><text:span text:style-name="T24_6"><text:s/></text:span><text:span text:style-name="T24_7">ees</text:span><text:span text:style-name="T24_8"><text:s/></text:span><text:span text:style-name="T24_9">olema</text:span><text:span text:style-name="T24_10"><text:s/></text:span><text:span text:style-name="T24_11">TrueCrypt</text:span><text:span text:style-name="T24_12"><text:s/></text:span><text:span text:style-name="T24_13">põhiaken</text:span><text:span text:style-name="T24_14">.<text:s/></text:span><text:span text:style-name="T24_15">Sealt</text:span><text:span text:style-name="T24_16"><text:s/></text:span><text:span text:style-name="T24_17">tuleb</text:span><text:span text:style-name="T24_18"><text:s/></text:span><text:span text:style-name="T24_19">nüüd</text:span><text:span text:style-name="T24_20"><text:s/></text:span><text:span text:style-name="T24_21">valida</text:span><text:span text:style-name="T24_22"><text:s/></text:span><text:span text:style-name="T24_23">Select</text:span><text:span text:style-name="T24_24"><text:s/></text:span><text:span text:style-name="T24_25">File</text:span><text:span text:style-name="T24_26">...</text:span><text:span text:style-name="T24_27"><text:s/></text:span><text:span text:style-name="T24_28">ning</text:span><text:span text:style-name="T24_29"><text:s/></text:span><text:span text:style-name="T24_30">üles</text:span><text:span text:style-name="T24_31"><text:s/></text:span><text:span text:style-name="T24_32">otsida</text:span><text:span text:style-name="T24_33"><text:s/></text:span><text:span text:style-name="T24_34">eelnevalt</text:span><text:span text:style-name="T24_35"><text:s/></text:span><text:span text:style-name="T24_36">tekitatud</text:span><text:span text:style-name="T24_37"><text:s/></text:span><text:span text:style-name="T24_38">konteiner</text:span><text:span text:style-name="T24_39">.<text:s/></text:span><text:span text:style-name="T24_40">Valige</text:span><text:span text:style-name="T24_41"><text:s/></text:span><text:span text:style-name="T24_42">ülevalt</text:span><text:span text:style-name="T24_43"><text:s/></text:span><text:span text:style-name="T24_44">nimekirjast</text:span><text:span text:style-name="T24_45"><text:s/></text:span><text:span text:style-name="T24_46">sobiv</text:span><text:span text:style-name="T24_47"><text:s/></text:span><text:span text:style-name="T24_48">täht</text:span><text:span text:style-name="T24_49"><text:s/></text:span><text:span text:style-name="T24_50">virtuaalsele</text:span><text:span text:style-name="T24_51"><text:s/></text:span><text:span text:style-name="T24_52">kettale</text:span><text:span text:style-name="T24_53"><text:s/></text:span><text:span text:style-name="T24_54">ja</text:span><text:span text:style-name="T24_55"><text:s/></text:span><text:span text:style-name="T24_56">vajutage</text:span><text:span text:style-name="T24_57"><text:s/></text:span><text:span text:style-name="T24_58">Mount</text:span><text:span text:style-name="T24_59">.</text:span></text:p>
        </text:list-item>
        <text:list-item>
          <text:p text:style-name="P25"><text:span text:style-name="T25_1">Avanenud</text:span><text:span text:style-name="T25_2"><text:s/></text:span><text:span text:style-name="T25_3">aknas</text:span><text:span text:style-name="T25_4"><text:s/></text:span><text:span text:style-name="T25_5">tuleks</text:span><text:span text:style-name="T25_6"><text:s/></text:span><text:span text:style-name="T25_7">nüüd</text:span><text:span text:style-name="T25_8"><text:s/></text:span><text:span text:style-name="T25_9">sisestada</text:span><text:span text:style-name="T25_10"><text:s/></text:span><text:span text:style-name="T25_11">parool</text:span><text:span text:style-name="T25_12"><text:s/></text:span><text:span text:style-name="T25_13">ja</text:span><text:span text:style-name="T25_14">/</text:span><text:span text:style-name="T25_15">või</text:span><text:span text:style-name="T25_16"><text:s/></text:span><text:span text:style-name="T25_17">ette</text:span><text:span text:style-name="T25_18"><text:s/></text:span><text:span text:style-name="T25_19">näidata</text:span><text:span text:style-name="T25_20"><text:s/></text:span><text:span text:style-name="T25_21">võtmefailid</text:span><text:span text:style-name="T25_22"><text:s/></text:span><text:span text:style-name="T25_23">ning</text:span><text:span text:style-name="T25_24"><text:s/></text:span><text:span text:style-name="T25_25">vajutada</text:span><text:span text:style-name="T25_26"><text:s/></text:span><text:span text:style-name="T25_27">OK</text:span><text:span text:style-name="T25_28">.</text:span></text:p>
        </text:list-item>
        <text:list-item>
          <text:p text:style-name="P26"><text:span text:style-name="T26_1">Failihaldurist</text:span><text:span text:style-name="T26_2"><text:s/></text:span><text:span text:style-name="T26_3">on</text:span><text:span text:style-name="T26_4"><text:s/></text:span><text:span text:style-name="T26_5">nüüd</text:span><text:span text:style-name="T26_6"><text:s/></text:span><text:span text:style-name="T26_7">näha</text:span><text:span text:style-name="T26_8">,<text:s/></text:span><text:span text:style-name="T26_9">et</text:span><text:span text:style-name="T26_10"><text:s/></text:span><text:span text:style-name="T26_11">valitud</text:span><text:span text:style-name="T26_12"><text:s/></text:span><text:span text:style-name="T26_13">tähega</text:span><text:span text:style-name="T26_14"><text:s/></text:span><text:span text:style-name="T26_15">on</text:span><text:span text:style-name="T26_16"><text:s/></text:span><text:span text:style-name="T26_17">tekkinud</text:span><text:span text:style-name="T26_18"><text:s/></text:span><text:span text:style-name="T26_19">uus</text:span><text:span text:style-name="T26_20"><text:s/></text:span><text:span text:style-name="T26_21">ketas</text:span><text:span text:style-name="T26_22">.<text:s/></text:span><text:span text:style-name="T26_23">ALgselt</text:span><text:span text:style-name="T26_24"><text:s/></text:span><text:span text:style-name="T26_25">on</text:span><text:span text:style-name="T26_26"><text:s/></text:span><text:span text:style-name="T26_27">see</text:span><text:span text:style-name="T26_28"><text:s/></text:span><text:span text:style-name="T26_29">tühi</text:span><text:span text:style-name="T26_30"><text:s/></text:span><text:span text:style-name="T26_31">ja</text:span><text:span text:style-name="T26_32"><text:s/></text:span><text:span text:style-name="T26_33">sinna</text:span><text:span text:style-name="T26_34"><text:s/></text:span><text:span text:style-name="T26_35">tuleks</text:span><text:span text:style-name="T26_36"><text:s/></text:span><text:span text:style-name="T26_37">nüüd</text:span><text:span text:style-name="T26_38"><text:s/></text:span><text:span text:style-name="T26_39">soovitud</text:span><text:span text:style-name="T26_40"><text:s/></text:span><text:span text:style-name="T26_41">faild</text:span><text:span text:style-name="T26_42"><text:s/></text:span><text:span text:style-name="T26_43">tõsta</text:span><text:span text:style-name="T26_44">.</text:span></text:p>
        </text:list-item>
        <text:list-item>
          <text:p text:style-name="P27"><text:span text:style-name="T27_1">Virtuaalse</text:span><text:span text:style-name="T27_2"><text:s/></text:span><text:span text:style-name="T27_3">ketta</text:span><text:span text:style-name="T27_4"><text:s/></text:span><text:span text:style-name="T27_5">lahtiühendamiseks</text:span><text:span text:style-name="T27_6"><text:s/></text:span><text:span text:style-name="T27_7">avage</text:span><text:span text:style-name="T27_8"><text:s/></text:span><text:span text:style-name="T27_9">TrueCrypt</text:span><text:span text:style-name="T27_10">,<text:s/></text:span><text:span text:style-name="T27_11">valige</text:span><text:span text:style-name="T27_12"><text:s/></text:span><text:span text:style-name="T27_13">nimekirjast</text:span><text:span text:style-name="T27_14"><text:s/></text:span><text:span text:style-name="T27_15">täht</text:span><text:span text:style-name="T27_16">,<text:s/></text:span><text:span text:style-name="T27_17">mille</text:span><text:span text:style-name="T27_18"><text:s/></text:span><text:span text:style-name="T27_19">alla</text:span><text:span text:style-name="T27_20"><text:s/></text:span><text:span text:style-name="T27_21">on</text:span><text:span text:style-name="T27_22"><text:s/></text:span><text:span text:style-name="T27_23">virtuaalne</text:span><text:span text:style-name="T27_24"><text:s/></text:span><text:span text:style-name="T27_25">ketas</text:span><text:span text:style-name="T27_26"><text:s/></text:span><text:span text:style-name="T27_27">tekitatud</text:span><text:span text:style-name="T27_28"><text:s/></text:span><text:span text:style-name="T27_29">ning</text:span><text:span text:style-name="T27_30"><text:s/></text:span><text:span text:style-name="T27_31">vajutage</text:span><text:span text:style-name="T27_32"><text:s/></text:span><text:span text:style-name="T27_33">Dismount</text:span><text:span text:style-name="T27_34">.</text:span></text:p>
        </text:list-item>
      </text:list>
      <text:p text:style-name="P28"/>
      <text:p text:style-name="P29"><text:span text:style-name="T29_1">Truecrypti</text:span><text:span text:style-name="T29_2"><text:s/></text:span><text:span text:style-name="T29_3">krüpteeritud</text:span><text:span text:style-name="T29_4"><text:s/></text:span><text:span text:style-name="T29_5">failikonteiner</text:span><text:span text:style-name="T29_6"><text:s/></text:span><text:span text:style-name="T29_7">töötab</text:span><text:span text:style-name="T29_8"><text:s/></text:span><text:span text:style-name="T29_9">sarnaselt</text:span><text:span text:style-name="T29_10"><text:s/></text:span><text:span text:style-name="T29_11">ID</text:span><text:span text:style-name="T29_12">-</text:span><text:span text:style-name="T29_13">kaardiga</text:span><text:span text:style-name="T29_14"><text:s/></text:span><text:span text:style-name="T29_15">failide</text:span><text:span text:style-name="T29_16"><text:s/></text:span><text:span text:style-name="T29_17">krüpteerimisele</text:span><text:span text:style-name="T29_18">,<text:s/></text:span><text:span text:style-name="T29_19">aga</text:span><text:span text:style-name="T29_20"><text:s/></text:span><text:span text:style-name="T29_21">kuna</text:span><text:span text:style-name="T29_22"><text:s/></text:span><text:span text:style-name="T29_23">see</text:span><text:span text:style-name="T29_24"><text:s/></text:span><text:span text:style-name="T29_25">ühendatakse</text:span><text:span text:style-name="T29_26"><text:s/></text:span><text:span text:style-name="T29_27">arvutisse</text:span><text:span text:style-name="T29_28"><text:s/></text:span><text:span text:style-name="T29_29">virtuaalse</text:span><text:span text:style-name="T29_30"><text:s/></text:span><text:span text:style-name="T29_31">kettana</text:span><text:span text:style-name="T29_32">,<text:s/></text:span><text:span text:style-name="T29_33">siis</text:span><text:span text:style-name="T29_34"><text:s/></text:span><text:span text:style-name="T29_35">on</text:span><text:span text:style-name="T29_36"><text:s/></text:span><text:span text:style-name="T29_37">seda</text:span><text:span text:style-name="T29_38"><text:s/></text:span><text:span text:style-name="T29_39">mugavam</text:span><text:span text:style-name="T29_40"><text:s/></text:span><text:span text:style-name="T29_41">kasutada</text:span><text:span text:style-name="T29_42"><text:s/></text:span><text:span text:style-name="T29_43">ning</text:span><text:span text:style-name="T29_44"><text:s/></text:span><text:span text:style-name="T29_45">lisaks</text:span><text:span text:style-name="T29_46"><text:s/></text:span><text:span text:style-name="T29_47">ei</text:span><text:span text:style-name="T29_48"><text:s/></text:span><text:span text:style-name="T29_49">pea</text:span><text:span text:style-name="T29_50"><text:s/></text:span><text:span text:style-name="T29_51">muretsema</text:span><text:span text:style-name="T29_52"><text:s/></text:span><text:span text:style-name="T29_53">selle</text:span><text:span text:style-name="T29_54"><text:s/></text:span><text:span text:style-name="T29_55">pärast</text:span><text:span text:style-name="T29_56">,<text:s/></text:span><text:span text:style-name="T29_57">et</text:span><text:span text:style-name="T29_58"><text:s/></text:span><text:span text:style-name="T29_59">peale</text:span><text:span text:style-name="T29_60"><text:s/></text:span><text:span text:style-name="T29_61">ID</text:span><text:span text:style-name="T29_62">-</text:span><text:span text:style-name="T29_63">kaardi</text:span><text:span text:style-name="T29_64"><text:s/></text:span><text:span text:style-name="T29_65">sertifikaatide</text:span><text:span text:style-name="T29_66"><text:s/></text:span><text:span text:style-name="T29_67">uuendamist</text:span><text:span text:style-name="T29_68"><text:s/></text:span><text:span text:style-name="T29_69">ei</text:span><text:span text:style-name="T29_70"><text:s/></text:span><text:span text:style-name="T29_71">pääse</text:span><text:span text:style-name="T29_72"><text:s/></text:span><text:span text:style-name="T29_73">oma</text:span><text:span text:style-name="T29_74"><text:s/></text:span><text:span text:style-name="T29_75">failidele</text:span><text:span text:style-name="T29_76"><text:s/></text:span><text:span text:style-name="T29_77">enam</text:span><text:span text:style-name="T29_78"><text:s/></text:span><text:span text:style-name="T29_79">ise</text:span><text:span text:style-name="T29_80"><text:s/></text:span><text:span text:style-name="T29_81">ka</text:span><text:span text:style-name="T29_82"><text:s/></text:span><text:span text:style-name="T29_83">ligi</text:span><text:span text:style-name="T29_84">.</text:span></text:p>
      <text:p text:style-name="P30"/>
      <text:p text:style-name="P31"><text:span text:style-name="T31_1">Nagu</text:span><text:span text:style-name="T31_2"><text:s/></text:span><text:span text:style-name="T31_3">eelpool</text:span><text:span text:style-name="T31_4"><text:s/></text:span><text:span text:style-name="T31_5">mainitud</text:span><text:span text:style-name="T31_6">,<text:s/></text:span><text:span text:style-name="T31_7">saab</text:span><text:span text:style-name="T31_8"><text:s/></text:span><text:span text:style-name="T31_9">Truecrypt</text:span><text:span text:style-name="T31_10"><text:s/></text:span><text:span text:style-name="T31_11">abil</text:span><text:span text:style-name="T31_12"><text:s/></text:span><text:span text:style-name="T31_13">krüpteerida</text:span><text:span text:style-name="T31_14"><text:s/></text:span><text:span text:style-name="T31_15">ka</text:span><text:span text:style-name="T31_16"><text:s/></text:span><text:span text:style-name="T31_17">terve</text:span><text:span text:style-name="T31_18"><text:s/></text:span><text:span text:style-name="T31_19">kõvaketta</text:span><text:span text:style-name="T31_20"><text:s/>(</text:span><text:span text:style-name="T31_21">või</text:span><text:span text:style-name="T31_22"><text:s/></text:span><text:span text:style-name="T31_23">partitsiooni</text:span><text:span text:style-name="T31_24">)<text:s/></text:span><text:span text:style-name="T31_25">või</text:span><text:span text:style-name="T31_26"><text:s/></text:span><text:span text:style-name="T31_27">näiteks</text:span><text:span text:style-name="T31_28"><text:s/></text:span><text:span text:style-name="T31_29">mälupulga</text:span><text:span text:style-name="T31_30">.<text:s/></text:span><text:span text:style-name="T31_31">Protsess</text:span><text:span text:style-name="T31_32"><text:s/></text:span><text:span text:style-name="T31_33">on</text:span><text:span text:style-name="T31_34"><text:s/></text:span><text:span text:style-name="T31_35">siin</text:span><text:span text:style-name="T31_36"><text:s/></text:span><text:span text:style-name="T31_37">kirjeldatule</text:span><text:span text:style-name="T31_38"><text:s/></text:span><text:span text:style-name="T31_39">analoogne</text:span><text:span text:style-name="T31_40">,<text:s/></text:span><text:span text:style-name="T31_41">aga</text:span><text:span text:style-name="T31_42"><text:s/></text:span><text:span text:style-name="T31_43">Create</text:span><text:span text:style-name="T31_44"><text:s/></text:span><text:span text:style-name="T31_45">New</text:span><text:span text:style-name="T31_46"><text:s/></text:span><text:span text:style-name="T31_47">Volume</text:span><text:span text:style-name="T31_48">...</text:span><text:span text:style-name="T31_49"><text:s/></text:span><text:span text:style-name="T31_50">dialoogis</text:span><text:span text:style-name="T31_51"><text:s/></text:span><text:span text:style-name="T31_52">tuleks</text:span><text:span text:style-name="T31_53"><text:s/></text:span><text:span text:style-name="T31_54">siis</text:span><text:span text:style-name="T31_55"><text:s/></text:span><text:span text:style-name="T31_56">valida</text:span><text:span text:style-name="T31_57"><text:s/></text:span><text:span text:style-name="T31_58">kas</text:span><text:span text:style-name="T31_59"><text:s/></text:span><text:span text:style-name="T31_60">Encrypt</text:span><text:span text:style-name="T31_61"><text:s/></text:span><text:span text:style-name="T31_62">a</text:span><text:span text:style-name="T31_63"><text:s/></text:span><text:span text:style-name="T31_64">non</text:span><text:span text:style-name="T31_65">-</text:span><text:span text:style-name="T31_66">system</text:span><text:span text:style-name="T31_67"><text:s/></text:span><text:span text:style-name="T31_68">partition</text:span><text:span text:style-name="T31_69">/</text:span><text:span text:style-name="T31_70">drive</text:span><text:span text:style-name="T31_71"><text:s/></text:span><text:span text:style-name="T31_72">või</text:span><text:span text:style-name="T31_73"><text:s/></text:span><text:span text:style-name="T31_74">Encrypt</text:span><text:span text:style-name="T31_75"><text:s/></text:span><text:span text:style-name="T31_76">the</text:span><text:span text:style-name="T31_77"><text:s/></text:span><text:span text:style-name="T31_78">system</text:span><text:span text:style-name="T31_79"><text:s/></text:span><text:span text:style-name="T31_80">partition</text:span><text:span text:style-name="T31_81"><text:s/></text:span><text:span text:style-name="T31_82">or</text:span><text:span text:style-name="T31_83"><text:s/></text:span><text:span text:style-name="T31_84">entire</text:span><text:span text:style-name="T31_85"><text:s/></text:span><text:span text:style-name="T31_86">system</text:span><text:span text:style-name="T31_87"><text:s/></text:span><text:span text:style-name="T31_88">drive</text:span><text:span text:style-name="T31_89">.<text:s/></text:span><text:span text:style-name="T31_90">Viimasel</text:span><text:span text:style-name="T31_91"><text:s/></text:span><text:span text:style-name="T31_92">juhul</text:span><text:span text:style-name="T31_93"><text:s/></text:span><text:span text:style-name="T31_94">krüpteeritakse</text:span><text:span text:style-name="T31_95"><text:s/></text:span><text:span text:style-name="T31_96">süsteemiketas</text:span><text:span text:style-name="T31_97"><text:s/>(</text:span><text:span text:style-name="T31_98">Windowsis</text:span><text:span text:style-name="T31_99"><text:s/></text:span><text:span text:style-name="T31_100">näiteks</text:span><text:span text:style-name="T31_101"><text:s/></text:span><text:span text:style-name="T31_102">C</text:span><text:span text:style-name="T31_103">:\</text:span><text:span text:style-name="T31_104">)<text:s/></text:span><text:span text:style-name="T31_105">ning</text:span><text:span text:style-name="T31_106"><text:s/></text:span><text:span text:style-name="T31_107">arvuti</text:span><text:span text:style-name="T31_108"><text:s/></text:span><text:span text:style-name="T31_109">käivitamisel</text:span><text:span text:style-name="T31_110"><text:s/></text:span><text:span text:style-name="T31_111">küsitakse</text:span><text:span text:style-name="T31_112"><text:s/></text:span><text:span text:style-name="T31_113">kohe</text:span><text:span text:style-name="T31_114"><text:s/></text:span><text:span text:style-name="T31_115">parooli</text:span><text:span text:style-name="T31_116">,<text:s/></text:span><text:span text:style-name="T31_117">et</text:span><text:span text:style-name="T31_118"><text:s/></text:span><text:span text:style-name="T31_119">operatsioonisüsteemi</text:span><text:span text:style-name="T31_120"><text:s/></text:span><text:span text:style-name="T31_121">üldse</text:span><text:span text:style-name="T31_122"><text:s/></text:span><text:span text:style-name="T31_123">laadida</text:span><text:span text:style-name="T31_124"><text:s/></text:span><text:span text:style-name="T31_125">saaks</text:span><text:span text:style-name="T31_126">.</text:span></text:p>
      <text:p text:style-name="P32"/>
      <text:p text:style-name="P33"><text:span text:style-name="T33_1">Juhend</text:span><text:span text:style-name="T33_2"><text:s/></text:span><text:span text:style-name="T33_3">on</text:span><text:span text:style-name="T33_4"><text:s/></text:span><text:span text:style-name="T33_5">saadaval</text:span><text:span text:style-name="T33_6"><text:s/></text:span><text:span text:style-name="T33_7">ka</text:span><text:span text:style-name="T33_8"><text:s/></text:span><text:span text:style-name="T33_9">Krüptopeo</text:span><text:span text:style-name="T33_10"><text:s/></text:span><text:span text:style-name="T33_11">lehe</text:span><text:span text:style-name="T33_12"><text:s/></text:span><text:span text:style-name="T33_13">kaudu</text:span><text:span text:style-name="T33_14">:<text:s/></text:span><text:span text:style-name="T33_15"><text:a xlink:type="simple" xlink:href="http://is.gd/kryptopidu"><text:span text:style-name="T33_16">http</text:span></text:a></text:span><text:span text:style-name="T33_17"><text:a xlink:type="simple" xlink:href="http://is.gd/kryptopidu"><text:span text:style-name="T33_18">://</text:span></text:a></text:span><text:span text:style-name="T33_19"><text:a xlink:type="simple" xlink:href="http://is.gd/kryptopidu"><text:span text:style-name="T33_20">is</text:span></text:a></text:span><text:span text:style-name="T33_21"><text:a xlink:type="simple" xlink:href="http://is.gd/kryptopidu"><text:span text:style-name="T33_22">.</text:span></text:a></text:span><text:span text:style-name="T33_23"><text:a xlink:type="simple" xlink:href="http://is.gd/kryptopidu"><text:span text:style-name="T33_24">gd</text:span></text:a></text:span><text:span text:style-name="T33_25"><text:a xlink:type="simple" xlink:href="http://is.gd/kryptopidu"><text:span text:style-name="T33_26">/</text:span></text:a></text:span><text:span text:style-name="T33_27"><text:a xlink:type="simple" xlink:href="http://is.gd/kryptopidu"><text:span text:style-name="T33_28">kryptopidu</text:span></text:a></text:span></text:p>
      <text:p text:style-name="P3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